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center" style:justify-single-word="false"/>
      <style:text-properties officeooo:paragraph-rsid="0ce719f8"/>
    </style:style>
    <style:style style:name="P5" style:family="paragraph" style:parent-style-name="Text_20_body">
      <style:text-properties officeooo:paragraph-rsid="410d52db"/>
    </style:style>
    <style:style style:name="P6" style:family="paragraph" style:parent-style-name="Text_20_body">
      <style:paragraph-properties fo:text-align="end" style:justify-single-word="false"/>
      <style:text-properties officeooo:paragraph-rsid="2590605e"/>
    </style:style>
    <style:style style:name="P7" style:family="paragraph" style:parent-style-name="Text_20_body">
      <style:text-properties fo:font-style="normal" officeooo:rsid="13b1a615" officeooo:paragraph-rsid="44830bdf" style:font-style-asian="normal" style:font-style-complex="normal"/>
    </style:style>
    <style:style style:name="P8" style:family="paragraph" style:parent-style-name="Text_20_body">
      <style:text-properties fo:font-style="normal" officeooo:rsid="14ef3a03" officeooo:paragraph-rsid="44830bdf" style:font-style-asian="normal" style:font-style-complex="normal"/>
    </style:style>
    <style:style style:name="P9" style:family="paragraph" style:parent-style-name="Text_20_body">
      <style:text-properties fo:font-style="normal" officeooo:rsid="14ef3a03" officeooo:paragraph-rsid="44835033" style:font-style-asian="normal" style:font-style-complex="normal"/>
    </style:style>
    <style:style style:name="P10" style:family="paragraph" style:parent-style-name="Text_20_body">
      <style:text-properties fo:font-style="normal" officeooo:rsid="46218b09" officeooo:paragraph-rsid="46218b09" style:font-style-asian="normal" style:font-style-complex="normal"/>
    </style:style>
    <style:style style:name="P11" style:family="paragraph" style:parent-style-name="Text_20_body">
      <style:text-properties fo:font-style="italic" officeooo:rsid="13af2e8e" officeooo:paragraph-rsid="44830bdf" style:font-style-asian="italic" style:font-style-complex="italic"/>
    </style:style>
    <style:style style:name="P12" style:family="paragraph" style:parent-style-name="Text_20_body">
      <style:text-properties fo:font-style="italic" officeooo:rsid="13af2e8e" officeooo:paragraph-rsid="44835033" style:font-style-asian="italic" style:font-style-complex="italic"/>
    </style:style>
    <style:style style:name="P13" style:family="paragraph" style:parent-style-name="Text_20_body">
      <style:text-properties fo:font-style="italic" officeooo:rsid="456bb96e" officeooo:paragraph-rsid="456bb96e" style:font-style-asian="italic" style:font-style-complex="italic"/>
    </style:style>
    <style:style style:name="P14" style:family="paragraph" style:parent-style-name="Text_20_body">
      <style:text-properties fo:font-style="italic" officeooo:rsid="458d4294" officeooo:paragraph-rsid="458d4294" style:font-style-asian="italic" style:font-style-complex="italic"/>
    </style:style>
    <style:style style:name="P15" style:family="paragraph" style:parent-style-name="Text_20_body">
      <style:text-properties fo:font-style="italic" officeooo:rsid="45a1f911" officeooo:paragraph-rsid="45a1f911" style:font-style-asian="italic" style:font-style-complex="italic"/>
    </style:style>
    <style:style style:name="P16" style:family="paragraph" style:parent-style-name="Text_20_body">
      <style:text-properties fo:font-style="italic" officeooo:rsid="45a3c9fb" officeooo:paragraph-rsid="45a3c9fb" style:font-style-asian="italic" style:font-style-complex="italic"/>
    </style:style>
    <style:style style:name="P17" style:family="paragraph" style:parent-style-name="Text_20_body">
      <style:text-properties fo:font-style="italic" officeooo:rsid="45a57929" officeooo:paragraph-rsid="45a57929" style:font-style-asian="italic" style:font-style-complex="italic"/>
    </style:style>
    <style:style style:name="P18" style:family="paragraph" style:parent-style-name="Text_20_body">
      <style:text-properties fo:font-style="italic" officeooo:rsid="45abc55a" officeooo:paragraph-rsid="45abc55a" style:font-style-asian="italic" style:font-style-complex="italic"/>
    </style:style>
    <style:style style:name="P19" style:family="paragraph" style:parent-style-name="Text_20_body">
      <style:text-properties fo:font-style="italic" officeooo:rsid="45b35b25" officeooo:paragraph-rsid="45b35b25" style:font-style-asian="italic" style:font-style-complex="italic"/>
    </style:style>
    <style:style style:name="P20" style:family="paragraph" style:parent-style-name="Text_20_body">
      <style:text-properties fo:font-style="italic" officeooo:rsid="45b90f68" officeooo:paragraph-rsid="45b90f68" style:font-style-asian="italic" style:font-style-complex="italic"/>
    </style:style>
    <style:style style:name="P21" style:family="paragraph" style:parent-style-name="Text_20_body">
      <style:text-properties fo:font-style="italic" officeooo:rsid="45bbcda7" officeooo:paragraph-rsid="45bbcda7" style:font-style-asian="italic" style:font-style-complex="italic"/>
    </style:style>
    <style:style style:name="P22" style:family="paragraph" style:parent-style-name="Text_20_body">
      <style:text-properties fo:font-style="italic" officeooo:rsid="45e835c0" officeooo:paragraph-rsid="45e835c0" style:font-style-asian="italic" style:font-style-complex="italic"/>
    </style:style>
    <style:style style:name="P23" style:family="paragraph" style:parent-style-name="Text_20_body">
      <style:text-properties fo:font-style="italic" officeooo:rsid="44b458af" officeooo:paragraph-rsid="45e835c0" style:font-style-asian="italic" style:font-style-complex="italic"/>
    </style:style>
    <style:style style:name="P24" style:family="paragraph" style:parent-style-name="Text_20_body">
      <style:text-properties fo:font-style="italic" officeooo:rsid="44b458af" officeooo:paragraph-rsid="45e96e65" style:font-style-asian="italic" style:font-style-complex="italic"/>
    </style:style>
    <style:style style:name="P25" style:family="paragraph" style:parent-style-name="Text_20_body">
      <style:text-properties fo:font-style="italic" officeooo:rsid="44b458af" officeooo:paragraph-rsid="45f1adec" style:font-style-asian="italic" style:font-style-complex="italic"/>
    </style:style>
    <style:style style:name="P26" style:family="paragraph" style:parent-style-name="Text_20_body">
      <style:text-properties fo:font-style="italic" officeooo:rsid="44b458af" officeooo:paragraph-rsid="45f3b2de" style:font-style-asian="italic" style:font-style-complex="italic"/>
    </style:style>
    <style:style style:name="P27" style:family="paragraph" style:parent-style-name="Text_20_body">
      <style:text-properties fo:font-style="italic" officeooo:rsid="44b458af" officeooo:paragraph-rsid="45f6f9ad" style:font-style-asian="italic" style:font-style-complex="italic"/>
    </style:style>
    <style:style style:name="P28" style:family="paragraph" style:parent-style-name="Text_20_body">
      <style:text-properties fo:font-style="italic" officeooo:rsid="44b458af" officeooo:paragraph-rsid="45f7ed25" style:font-style-asian="italic" style:font-style-complex="italic"/>
    </style:style>
    <style:style style:name="P29" style:family="paragraph" style:parent-style-name="Text_20_body">
      <style:text-properties fo:font-style="italic" officeooo:rsid="44b458af" officeooo:paragraph-rsid="461faa76" style:font-style-asian="italic" style:font-style-complex="italic"/>
    </style:style>
    <style:style style:name="P30" style:family="paragraph" style:parent-style-name="Text_20_body">
      <style:text-properties fo:font-style="italic" officeooo:rsid="44b458af" officeooo:paragraph-rsid="462dde81" style:font-style-asian="italic" style:font-style-complex="italic"/>
    </style:style>
    <style:style style:name="P31" style:family="paragraph" style:parent-style-name="Text_20_body">
      <style:text-properties fo:font-style="italic" officeooo:rsid="44b458af" officeooo:paragraph-rsid="46526ef8" style:font-style-asian="italic" style:font-style-complex="italic"/>
    </style:style>
    <style:style style:name="P32" style:family="paragraph" style:parent-style-name="Text_20_body">
      <style:text-properties fo:font-style="italic" officeooo:rsid="44b458af" officeooo:paragraph-rsid="46614cf8" style:font-style-asian="italic" style:font-style-complex="italic"/>
    </style:style>
    <style:style style:name="P33" style:family="paragraph" style:parent-style-name="Text_20_body">
      <style:text-properties fo:font-style="italic" officeooo:rsid="452a4f34" officeooo:paragraph-rsid="452a4f34" style:font-style-asian="italic" style:font-style-complex="italic"/>
    </style:style>
    <style:style style:name="P34" style:family="paragraph" style:parent-style-name="Text_20_body">
      <style:text-properties fo:font-style="italic" officeooo:rsid="45ef7222" officeooo:paragraph-rsid="45ef7222" style:font-style-asian="italic" style:font-style-complex="italic"/>
    </style:style>
    <style:style style:name="P35" style:family="paragraph" style:parent-style-name="Text_20_body">
      <style:text-properties fo:font-style="italic" officeooo:rsid="450ff93b" officeooo:paragraph-rsid="450ff93b" style:font-style-asian="italic" style:font-style-complex="italic"/>
    </style:style>
    <style:style style:name="P36" style:family="paragraph" style:parent-style-name="Text_20_body">
      <style:text-properties fo:font-style="italic" officeooo:rsid="45f6638d" officeooo:paragraph-rsid="45f6638d" style:font-style-asian="italic" style:font-style-complex="italic"/>
    </style:style>
    <style:style style:name="P37" style:family="paragraph" style:parent-style-name="Text_20_body">
      <style:text-properties fo:font-style="italic" officeooo:rsid="45f79d37" officeooo:paragraph-rsid="45f79d37" style:font-style-asian="italic" style:font-style-complex="italic"/>
    </style:style>
    <style:style style:name="P38" style:family="paragraph" style:parent-style-name="Text_20_body">
      <style:text-properties fo:font-style="italic" officeooo:rsid="46010611" officeooo:paragraph-rsid="46010611" style:font-style-asian="italic" style:font-style-complex="italic"/>
    </style:style>
    <style:style style:name="P39" style:family="paragraph" style:parent-style-name="Text_20_body">
      <style:text-properties fo:font-style="italic" officeooo:rsid="461ece0c" officeooo:paragraph-rsid="461ece0c" style:font-style-asian="italic" style:font-style-complex="italic"/>
    </style:style>
    <style:style style:name="P40" style:family="paragraph" style:parent-style-name="Text_20_body">
      <style:text-properties fo:font-style="italic" officeooo:rsid="46204b98" officeooo:paragraph-rsid="46204b98" style:font-style-asian="italic" style:font-style-complex="italic"/>
    </style:style>
    <style:style style:name="P41" style:family="paragraph" style:parent-style-name="Text_20_body">
      <style:text-properties fo:font-style="italic" officeooo:rsid="46427219" officeooo:paragraph-rsid="46427219" style:font-style-asian="italic" style:font-style-complex="italic"/>
    </style:style>
    <style:style style:name="P42" style:family="paragraph" style:parent-style-name="Text_20_body">
      <style:text-properties fo:font-style="italic" officeooo:rsid="452437d1" officeooo:paragraph-rsid="453d6e7a" style:font-style-asian="italic" style:font-style-complex="italic"/>
    </style:style>
    <style:style style:name="P43" style:family="paragraph" style:parent-style-name="Text_20_body">
      <style:text-properties fo:font-style="italic" officeooo:rsid="45e340d4" officeooo:paragraph-rsid="45e340d4" style:font-style-asian="italic" style:font-style-complex="italic"/>
    </style:style>
    <style:style style:name="P44" style:family="paragraph" style:parent-style-name="Text_20_body">
      <style:text-properties fo:font-style="italic" officeooo:rsid="4641a33e" officeooo:paragraph-rsid="4641a33e" style:font-style-asian="italic" style:font-style-complex="italic"/>
    </style:style>
    <style:style style:name="P45" style:family="paragraph" style:parent-style-name="Text_20_body">
      <style:text-properties officeooo:rsid="44acb799" officeooo:paragraph-rsid="44beef42"/>
    </style:style>
    <style:style style:name="P46" style:family="paragraph" style:parent-style-name="Text_20_body">
      <style:text-properties officeooo:rsid="44b458af" officeooo:paragraph-rsid="44b6e7a6"/>
    </style:style>
    <style:style style:name="P47" style:family="paragraph" style:parent-style-name="Text_20_body">
      <style:text-properties officeooo:rsid="44b458af" officeooo:paragraph-rsid="45008027"/>
    </style:style>
    <style:style style:name="P48" style:family="paragraph" style:parent-style-name="Text_20_body">
      <style:text-properties officeooo:rsid="44b458af" officeooo:paragraph-rsid="45023ddd"/>
    </style:style>
    <style:style style:name="P49" style:family="paragraph" style:parent-style-name="Text_20_body">
      <style:text-properties officeooo:rsid="44b458af" officeooo:paragraph-rsid="45062eec"/>
    </style:style>
    <style:style style:name="P50" style:family="paragraph" style:parent-style-name="Text_20_body">
      <style:text-properties officeooo:rsid="44b458af" officeooo:paragraph-rsid="450a5c37"/>
    </style:style>
    <style:style style:name="P51" style:family="paragraph" style:parent-style-name="Text_20_body">
      <style:text-properties officeooo:rsid="44b458af" officeooo:paragraph-rsid="450efd1f"/>
    </style:style>
    <style:style style:name="P52" style:family="paragraph" style:parent-style-name="Text_20_body">
      <style:text-properties officeooo:rsid="44b458af" officeooo:paragraph-rsid="4511db86"/>
    </style:style>
    <style:style style:name="P53" style:family="paragraph" style:parent-style-name="Text_20_body">
      <style:text-properties officeooo:rsid="44b97d2b" officeooo:paragraph-rsid="44b97d2b"/>
    </style:style>
    <style:style style:name="P54" style:family="paragraph" style:parent-style-name="Text_20_body">
      <style:text-properties officeooo:rsid="44b9e2ef" officeooo:paragraph-rsid="44be31d6"/>
    </style:style>
    <style:style style:name="P55" style:family="paragraph" style:parent-style-name="Text_20_body">
      <style:text-properties officeooo:rsid="44bbd2ed" officeooo:paragraph-rsid="44bbd2ed"/>
    </style:style>
    <style:style style:name="P56" style:family="paragraph" style:parent-style-name="Text_20_body">
      <style:text-properties officeooo:rsid="44c4d3d8" officeooo:paragraph-rsid="44c4d3d8"/>
    </style:style>
    <style:style style:name="P57" style:family="paragraph" style:parent-style-name="Text_20_body">
      <style:text-properties officeooo:rsid="44d25ae7" officeooo:paragraph-rsid="44d25ae7"/>
    </style:style>
    <style:style style:name="P58" style:family="paragraph" style:parent-style-name="Text_20_body">
      <style:text-properties officeooo:rsid="44d3f331" officeooo:paragraph-rsid="44d3f331"/>
    </style:style>
    <style:style style:name="P59" style:family="paragraph" style:parent-style-name="Text_20_body">
      <style:text-properties officeooo:rsid="44d52d3a" officeooo:paragraph-rsid="44d52d3a"/>
    </style:style>
    <style:style style:name="P60" style:family="paragraph" style:parent-style-name="Text_20_body">
      <style:text-properties officeooo:rsid="138e61f9" officeooo:paragraph-rsid="44ef37b4"/>
    </style:style>
    <style:style style:name="P61" style:family="paragraph" style:parent-style-name="Text_20_body">
      <style:text-properties officeooo:rsid="070a3f91" officeooo:paragraph-rsid="44c6f827"/>
    </style:style>
    <style:style style:name="P62" style:family="paragraph" style:parent-style-name="Text_20_body">
      <style:text-properties officeooo:rsid="1492e411" officeooo:paragraph-rsid="44f2d70b"/>
    </style:style>
    <style:style style:name="P63" style:family="paragraph" style:parent-style-name="Text_20_body">
      <style:text-properties officeooo:rsid="44beef42" officeooo:paragraph-rsid="44beef42"/>
    </style:style>
    <style:style style:name="P64" style:family="paragraph" style:parent-style-name="Text_20_body">
      <style:text-properties officeooo:rsid="450a5c37" officeooo:paragraph-rsid="450a5c37"/>
    </style:style>
    <style:style style:name="P65" style:family="paragraph" style:parent-style-name="Text_20_body">
      <style:text-properties officeooo:rsid="450f027d" officeooo:paragraph-rsid="450f027d"/>
    </style:style>
    <style:style style:name="P66" style:family="paragraph" style:parent-style-name="Text_20_body">
      <style:text-properties officeooo:rsid="4512acc9" officeooo:paragraph-rsid="4512acc9"/>
    </style:style>
    <style:style style:name="P67" style:family="paragraph" style:parent-style-name="Text_20_body">
      <style:text-properties officeooo:rsid="45188fbc" officeooo:paragraph-rsid="45188fbc"/>
    </style:style>
    <style:style style:name="P68" style:family="paragraph" style:parent-style-name="Text_20_body">
      <style:text-properties fo:language="cs" fo:country="CZ" officeooo:rsid="45023ddd" officeooo:paragraph-rsid="45023ddd" style:language-asian="cs" style:country-asian="CZ"/>
    </style:style>
    <style:style style:name="P69" style:family="paragraph" style:parent-style-name="Text_20_body">
      <style:text-properties fo:language="cs" fo:country="CZ" fo:font-style="italic" officeooo:rsid="460bad7f" officeooo:paragraph-rsid="460bad7f" style:font-style-asian="italic" style:font-style-complex="italic"/>
    </style:style>
    <style:style style:name="P70" style:family="paragraph" style:parent-style-name="Text_20_body">
      <style:text-properties officeooo:rsid="452a49fb" officeooo:paragraph-rsid="452a49fb"/>
    </style:style>
    <style:style style:name="P71" style:family="paragraph" style:parent-style-name="Text_20_body">
      <style:text-properties officeooo:rsid="452a49fb" officeooo:paragraph-rsid="452a4f34"/>
    </style:style>
    <style:style style:name="P72" style:family="paragraph" style:parent-style-name="Text_20_body">
      <style:text-properties officeooo:rsid="4533c074" officeooo:paragraph-rsid="4533c074"/>
    </style:style>
    <style:style style:name="P73" style:family="paragraph" style:parent-style-name="Text_20_body">
      <style:text-properties officeooo:rsid="451ceae5" officeooo:paragraph-rsid="453557e3"/>
    </style:style>
    <style:style style:name="P74" style:family="paragraph" style:parent-style-name="Text_20_body">
      <style:text-properties officeooo:rsid="453a383f" officeooo:paragraph-rsid="453a383f"/>
    </style:style>
    <style:style style:name="P75" style:family="paragraph" style:parent-style-name="Text_20_body">
      <style:text-properties officeooo:rsid="4544235e" officeooo:paragraph-rsid="4544235e"/>
    </style:style>
    <style:style style:name="P76" style:family="paragraph" style:parent-style-name="Text_20_body">
      <style:text-properties officeooo:rsid="454c5876" officeooo:paragraph-rsid="454c5876"/>
    </style:style>
    <style:style style:name="P77" style:family="paragraph" style:parent-style-name="Text_20_body">
      <style:text-properties officeooo:rsid="454edad6" officeooo:paragraph-rsid="454edad6"/>
    </style:style>
    <style:style style:name="P78" style:family="paragraph" style:parent-style-name="Text_20_body">
      <style:text-properties officeooo:paragraph-rsid="455695c0"/>
    </style:style>
    <style:style style:name="P79" style:family="paragraph" style:parent-style-name="Text_20_body">
      <style:text-properties officeooo:paragraph-rsid="455a994b"/>
    </style:style>
    <style:style style:name="P80" style:family="paragraph" style:parent-style-name="Text_20_body">
      <style:text-properties officeooo:rsid="4561142f" officeooo:paragraph-rsid="4561142f"/>
    </style:style>
    <style:style style:name="P81" style:family="paragraph" style:parent-style-name="Text_20_body">
      <style:text-properties officeooo:rsid="45630215" officeooo:paragraph-rsid="45630215"/>
    </style:style>
    <style:style style:name="P82" style:family="paragraph" style:parent-style-name="Text_20_body">
      <style:text-properties officeooo:rsid="458c7103" officeooo:paragraph-rsid="458c7103"/>
    </style:style>
    <style:style style:name="P83" style:family="paragraph" style:parent-style-name="Text_20_body">
      <style:text-properties officeooo:rsid="44ea2d83" officeooo:paragraph-rsid="45902624"/>
    </style:style>
    <style:style style:name="P84" style:family="paragraph" style:parent-style-name="Text_20_body">
      <style:text-properties officeooo:rsid="45a12dd8" officeooo:paragraph-rsid="45a12dd8"/>
    </style:style>
    <style:style style:name="P85" style:family="paragraph" style:parent-style-name="Text_20_body">
      <style:text-properties officeooo:rsid="45b35b25" officeooo:paragraph-rsid="45b35b25"/>
    </style:style>
    <style:style style:name="P86" style:family="paragraph" style:parent-style-name="Text_20_body">
      <style:text-properties officeooo:rsid="44bc59e0"/>
    </style:style>
    <style:style style:name="P87" style:family="paragraph" style:parent-style-name="Text_20_body">
      <style:text-properties officeooo:rsid="45bbcda7" officeooo:paragraph-rsid="45bbcda7"/>
    </style:style>
    <style:style style:name="P88" style:family="paragraph" style:parent-style-name="Text_20_body">
      <style:text-properties officeooo:rsid="45c94a00" officeooo:paragraph-rsid="45c94a00"/>
    </style:style>
    <style:style style:name="P89" style:family="paragraph" style:parent-style-name="Text_20_body">
      <style:text-properties officeooo:rsid="45ef7222" officeooo:paragraph-rsid="45ef7222"/>
    </style:style>
    <style:style style:name="P90" style:family="paragraph" style:parent-style-name="Text_20_body">
      <style:text-properties officeooo:rsid="45f79d37" officeooo:paragraph-rsid="45f79d37"/>
    </style:style>
    <style:style style:name="P91" style:family="paragraph" style:parent-style-name="Text_20_body">
      <style:text-properties officeooo:rsid="454d1bfe" officeooo:paragraph-rsid="4607cfe4"/>
    </style:style>
    <style:style style:name="P92" style:family="paragraph" style:parent-style-name="Text_20_body">
      <style:text-properties officeooo:rsid="4510ffe0" officeooo:paragraph-rsid="4510ffe0"/>
    </style:style>
    <style:style style:name="P93" style:family="paragraph" style:parent-style-name="Text_20_body">
      <style:text-properties officeooo:rsid="460a5ccc" officeooo:paragraph-rsid="460a5ccc"/>
    </style:style>
    <style:style style:name="P94" style:family="paragraph" style:parent-style-name="Text_20_body">
      <style:text-properties officeooo:rsid="138abef6" officeooo:paragraph-rsid="44ef99a5"/>
    </style:style>
    <style:style style:name="P95" style:family="paragraph" style:parent-style-name="Text_20_body">
      <style:text-properties officeooo:rsid="44d6c86f" officeooo:paragraph-rsid="44d6c86f"/>
    </style:style>
    <style:style style:name="P96" style:family="paragraph" style:parent-style-name="Text_20_body">
      <style:text-properties officeooo:rsid="44e70620" officeooo:paragraph-rsid="462dde81"/>
    </style:style>
    <style:style style:name="P97" style:family="paragraph" style:parent-style-name="Text_20_body">
      <style:text-properties officeooo:paragraph-rsid="462775ff"/>
    </style:style>
    <style:style style:name="P98" style:family="paragraph" style:parent-style-name="Text_20_body">
      <style:text-properties officeooo:rsid="45e5e72a" officeooo:paragraph-rsid="465ba85f"/>
    </style:style>
    <style:style style:name="P99" style:family="paragraph" style:parent-style-name="Text_20_body">
      <style:text-properties officeooo:rsid="46395c2a" officeooo:paragraph-rsid="46395c2a"/>
    </style:style>
    <style:style style:name="P100" style:family="paragraph" style:parent-style-name="Text_20_body">
      <style:text-properties officeooo:rsid="463ab815" officeooo:paragraph-rsid="463ab815"/>
    </style:style>
    <style:style style:name="P101" style:family="paragraph" style:parent-style-name="Text_20_body">
      <style:text-properties officeooo:rsid="463edb87" officeooo:paragraph-rsid="463edb87"/>
    </style:style>
    <style:style style:name="P102" style:family="paragraph" style:parent-style-name="Text_20_body">
      <style:text-properties officeooo:rsid="44964a67" officeooo:paragraph-rsid="4641a33e"/>
    </style:style>
    <style:style style:name="P103" style:family="paragraph" style:parent-style-name="Text_20_body">
      <style:text-properties officeooo:rsid="44927482" officeooo:paragraph-rsid="4641a33e"/>
    </style:style>
    <style:style style:name="P104" style:family="paragraph" style:parent-style-name="Text_20_body">
      <style:text-properties officeooo:rsid="4496242a" officeooo:paragraph-rsid="4641a33e"/>
    </style:style>
    <style:style style:name="P105" style:family="paragraph" style:parent-style-name="Text_20_body">
      <style:text-properties officeooo:paragraph-rsid="4511db86"/>
    </style:style>
    <style:style style:name="P106" style:family="paragraph" style:parent-style-name="Text_20_body">
      <style:text-properties officeooo:rsid="464c80c6" officeooo:paragraph-rsid="464c80c6"/>
    </style:style>
    <style:style style:name="P107" style:family="paragraph" style:parent-style-name="Text_20_body">
      <style:text-properties officeooo:rsid="4650889c" officeooo:paragraph-rsid="4650889c"/>
    </style:style>
    <style:style style:name="P108" style:family="paragraph" style:parent-style-name="Text_20_body">
      <style:text-properties officeooo:rsid="44ed83b1" officeooo:paragraph-rsid="44ed83b1"/>
    </style:style>
    <style:style style:name="P109" style:family="paragraph" style:parent-style-name="Text_20_body">
      <style:text-properties officeooo:paragraph-rsid="454436d0"/>
    </style:style>
    <style:style style:name="P110" style:family="paragraph" style:parent-style-name="Text_20_body">
      <style:text-properties officeooo:paragraph-rsid="457899f4"/>
    </style:style>
    <style:style style:name="P111" style:family="paragraph" style:parent-style-name="Text_20_body">
      <style:text-properties officeooo:paragraph-rsid="466bdf19"/>
    </style:style>
    <style:style style:name="P112" style:family="paragraph" style:parent-style-name="Text_20_body">
      <style:text-properties officeooo:paragraph-rsid="466fdaf5"/>
    </style:style>
    <style:style style:name="P113" style:family="paragraph" style:parent-style-name="Text_20_body">
      <style:text-properties officeooo:paragraph-rsid="467350f6"/>
    </style:style>
    <style:style style:name="P114" style:family="paragraph" style:parent-style-name="Text_20_body">
      <style:text-properties officeooo:rsid="465ee6ee" officeooo:paragraph-rsid="465ee6ee"/>
    </style:style>
    <style:style style:name="P115" style:family="paragraph" style:parent-style-name="Text_20_body">
      <style:text-properties officeooo:rsid="467dab45" officeooo:paragraph-rsid="467dab45"/>
    </style:style>
    <style:style style:name="P116" style:family="paragraph" style:parent-style-name="Text_20_body">
      <style:text-properties officeooo:paragraph-rsid="468bd24f"/>
    </style:style>
    <style:style style:name="P117" style:family="paragraph" style:parent-style-name="Standard">
      <style:paragraph-properties fo:text-align="center" style:justify-single-word="false"/>
      <style:text-properties officeooo:rsid="057aae1d" officeooo:paragraph-rsid="410d52db"/>
    </style:style>
    <style:style style:name="P11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1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2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2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2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23"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24" style:family="paragraph" style:parent-style-name="Standard">
      <style:text-properties officeooo:paragraph-rsid="44ac0ae1"/>
    </style:style>
    <style:style style:name="P125" style:family="paragraph" style:parent-style-name="Standard">
      <style:text-properties fo:language="cs" fo:country="CZ" officeooo:rsid="44aacf9e" officeooo:paragraph-rsid="44ac0ae1" style:language-asian="zxx" style:country-asian="none" style:language-complex="zxx" style:country-complex="none"/>
    </style:style>
    <style:style style:name="P126" style:family="paragraph" style:parent-style-name="Standard">
      <style:text-properties fo:language="cs" fo:country="CZ" officeooo:paragraph-rsid="44ac0ae1" style:language-asian="zxx" style:country-asian="none" style:language-complex="zxx" style:country-complex="none"/>
    </style:style>
    <style:style style:name="P127" style:family="paragraph" style:parent-style-name="Example_20_Header">
      <style:text-properties officeooo:paragraph-rsid="0ce95318"/>
    </style:style>
    <style:style style:name="P128" style:family="paragraph" style:parent-style-name="Example_20_Header">
      <style:text-properties officeooo:rsid="44bc59e0" officeooo:paragraph-rsid="45b90f68"/>
    </style:style>
    <style:style style:name="P129" style:family="paragraph" style:parent-style-name="Contents_20_2">
      <style:paragraph-properties>
        <style:tab-stops>
          <style:tab-stop style:position="14.801cm" style:type="right" style:leader-style="dotted" style:leader-text="."/>
        </style:tab-stops>
      </style:paragraph-properties>
    </style:style>
    <style:style style:name="P130" style:family="paragraph" style:parent-style-name="Contents_20_1">
      <style:paragraph-properties>
        <style:tab-stops>
          <style:tab-stop style:position="14.801cm" style:type="right" style:leader-style="dotted" style:leader-text="."/>
        </style:tab-stops>
      </style:paragraph-properties>
    </style:style>
    <style:style style:name="P131" style:family="paragraph" style:parent-style-name="Standard">
      <style:paragraph-properties fo:margin-top="0.199cm" fo:margin-bottom="0.101cm" loext:contextual-spacing="false"/>
      <style:text-properties officeooo:paragraph-rsid="44cb2bf6"/>
    </style:style>
    <style:style style:name="P132"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33" style:family="paragraph" style:parent-style-name="Standard">
      <style:paragraph-properties fo:margin-top="0.199cm" fo:margin-bottom="0.101cm" loext:contextual-spacing="false"/>
      <style:text-properties officeooo:rsid="45fe4bd5" officeooo:paragraph-rsid="45fe4bd5"/>
    </style:style>
    <style:style style:name="P134"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35"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36"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37" style:family="paragraph" style:parent-style-name="Header">
      <style:text-properties officeooo:rsid="3f676b5f" officeooo:paragraph-rsid="3f676b5f"/>
    </style:style>
    <style:style style:name="P138" style:family="paragraph" style:parent-style-name="Heading_20_1">
      <style:text-properties officeooo:paragraph-rsid="4641a33e"/>
    </style:style>
    <style:style style:name="P139" style:family="paragraph" style:parent-style-name="Heading_20_2">
      <style:text-properties officeooo:rsid="44ed83b1" officeooo:paragraph-rsid="44ed83b1"/>
    </style:style>
    <style:style style:name="P140" style:family="paragraph" style:parent-style-name="Heading_20_2">
      <style:text-properties officeooo:rsid="464d94ad" officeooo:paragraph-rsid="462775ff"/>
    </style:style>
    <style:style style:name="P141" style:family="paragraph" style:parent-style-name="Heading_20_2">
      <style:text-properties officeooo:rsid="462775ff" officeooo:paragraph-rsid="462775ff"/>
    </style:style>
    <style:style style:name="P142" style:family="paragraph" style:parent-style-name="Heading_20_2">
      <style:text-properties officeooo:rsid="457899f4" officeooo:paragraph-rsid="457899f4"/>
    </style:style>
    <style:style style:name="P143" style:family="paragraph" style:parent-style-name="Heading_20_2">
      <style:text-properties officeooo:paragraph-rsid="4641a33e"/>
    </style:style>
    <style:style style:name="P144" style:family="paragraph" style:parent-style-name="Heading_20_3">
      <style:text-properties officeooo:rsid="457899f4" officeooo:paragraph-rsid="457899f4"/>
    </style:style>
    <style:style style:name="P145" style:family="paragraph" style:parent-style-name="Heading_20_3">
      <style:text-properties officeooo:paragraph-rsid="44d3f331"/>
    </style:style>
    <style:style style:name="P146" style:family="paragraph" style:parent-style-name="Heading_20_4">
      <style:text-properties officeooo:paragraph-rsid="4641a33e"/>
    </style:style>
    <style:style style:name="P147" style:family="paragraph" style:parent-style-name="Heading_20_4">
      <style:text-properties officeooo:rsid="449a4333" officeooo:paragraph-rsid="4641a33e"/>
    </style:style>
    <style:style style:name="P148" style:family="paragraph" style:parent-style-name="Heading_20_4">
      <style:text-properties officeooo:rsid="4633e706" officeooo:paragraph-rsid="4641a33e"/>
    </style:style>
    <style:style style:name="P149" style:family="paragraph" style:parent-style-name="Heading_20_4">
      <style:text-properties officeooo:rsid="4643c482" officeooo:paragraph-rsid="4643c482"/>
    </style:style>
    <style:style style:name="P150" style:family="paragraph" style:parent-style-name="Heading_20_4">
      <style:text-properties officeooo:paragraph-rsid="462dde81"/>
    </style:style>
    <style:style style:name="P151" style:family="paragraph" style:parent-style-name="Heading_20_4">
      <style:text-properties officeooo:paragraph-rsid="46218b09"/>
    </style:style>
    <style:style style:name="P152" style:family="paragraph" style:parent-style-name="Heading_20_4">
      <style:text-properties officeooo:paragraph-rsid="46274aa5"/>
    </style:style>
    <style:style style:name="P153" style:family="paragraph" style:parent-style-name="Heading_20_4">
      <style:text-properties officeooo:rsid="459258b1"/>
    </style:style>
    <style:style style:name="P154" style:family="paragraph" style:parent-style-name="Heading_20_4">
      <style:text-properties officeooo:paragraph-rsid="44ef99a5"/>
    </style:style>
    <style:style style:name="P155" style:family="paragraph" style:parent-style-name="Heading_20_4">
      <style:text-properties officeooo:paragraph-rsid="44ef37b4"/>
    </style:style>
    <style:style style:name="P156" style:family="paragraph" style:parent-style-name="Heading_20_4">
      <style:text-properties officeooo:rsid="1492e411" officeooo:paragraph-rsid="44f2d70b"/>
    </style:style>
    <style:style style:name="P157" style:family="paragraph" style:parent-style-name="Heading_20_4">
      <style:text-properties officeooo:rsid="44ce6fd4" officeooo:paragraph-rsid="44ce6fd4"/>
    </style:style>
    <style:style style:name="P158" style:family="paragraph" style:parent-style-name="Heading_20_4">
      <style:text-properties officeooo:rsid="155ad101" officeooo:paragraph-rsid="44830bdf"/>
    </style:style>
    <style:style style:name="P159" style:family="paragraph" style:parent-style-name="Heading_20_4">
      <style:text-properties officeooo:paragraph-rsid="44830bdf"/>
    </style:style>
    <style:style style:name="P160" style:family="paragraph" style:parent-style-name="Heading_20_4">
      <style:text-properties officeooo:rsid="13bcde23" officeooo:paragraph-rsid="44835033"/>
    </style:style>
    <style:style style:name="P161" style:family="paragraph" style:parent-style-name="Heading_20_4">
      <style:text-properties officeooo:paragraph-rsid="46b223b4"/>
    </style:style>
    <style:style style:name="P162" style:family="paragraph" style:parent-style-name="Heading_20_4">
      <style:text-properties style:use-window-font-color="true" style:font-name="Georgia2" fo:font-size="12pt" fo:letter-spacing="0.004cm" fo:language="cs" fo:country="CZ" fo:font-style="italic" style:text-underline-style="none" fo:font-weight="bold" officeooo:rsid="46b5c4cf" officeooo:paragraph-rsid="46b5c4c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163"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64" style:family="paragraph" style:parent-style-name="Text_20_body" style:master-page-name="Standard">
      <style:paragraph-properties fo:text-align="end" style:justify-single-word="false" style:page-number="auto"/>
      <style:text-properties officeooo:paragraph-rsid="2590605e"/>
    </style:style>
    <style:style style:name="P165" style:family="paragraph" style:parent-style-name="Text_20_body" style:list-style-name="L1">
      <style:text-properties officeooo:rsid="467350f6" officeooo:paragraph-rsid="46890afb"/>
    </style:style>
    <style:style style:name="P166" style:family="paragraph" style:parent-style-name="Text_20_body" style:list-style-name="L2">
      <style:text-properties officeooo:paragraph-rsid="45738772"/>
    </style:style>
    <style:style style:name="P167" style:family="paragraph" style:parent-style-name="Text_20_body" style:list-style-name="L3">
      <style:text-properties officeooo:paragraph-rsid="46b14664"/>
    </style:style>
    <style:style style:name="P168" style:family="paragraph" style:parent-style-name="Text_20_body">
      <style:text-properties officeooo:rsid="44b458af" officeooo:paragraph-rsid="46b223b4"/>
    </style:style>
    <style:style style:name="P169" style:family="paragraph" style:parent-style-name="Text_20_body" style:list-style-name="L3">
      <style:text-properties officeooo:rsid="44b59f41" officeooo:paragraph-rsid="46b14664"/>
    </style:style>
    <style:style style:name="P170" style:family="paragraph" style:parent-style-name="Text_20_body">
      <style:text-properties officeooo:paragraph-rsid="4641a33e"/>
    </style:style>
    <style:style style:name="P171" style:family="paragraph" style:parent-style-name="Text_20_body">
      <style:text-properties officeooo:rsid="448c3ab1" officeooo:paragraph-rsid="469c5459"/>
    </style:style>
    <style:style style:name="P172" style:family="paragraph" style:parent-style-name="Text_20_body">
      <style:text-properties officeooo:rsid="4486a873" officeooo:paragraph-rsid="469c5459"/>
    </style:style>
    <style:style style:name="P173" style:family="paragraph" style:parent-style-name="Text_20_body">
      <style:text-properties officeooo:rsid="448dc026" officeooo:paragraph-rsid="469c5459"/>
    </style:style>
    <style:style style:name="P174" style:family="paragraph" style:parent-style-name="Text_20_body">
      <style:text-properties officeooo:rsid="448f0410" officeooo:paragraph-rsid="469c5459"/>
    </style:style>
    <style:style style:name="P175" style:family="paragraph" style:parent-style-name="Text_20_body">
      <style:text-properties officeooo:rsid="4496242a" officeooo:paragraph-rsid="469c5459"/>
    </style:style>
    <style:style style:name="P176" style:family="paragraph" style:parent-style-name="Text_20_body">
      <style:text-properties officeooo:paragraph-rsid="469d7d4e"/>
    </style:style>
    <style:style style:name="P177" style:family="paragraph" style:parent-style-name="Text_20_body">
      <style:text-properties officeooo:paragraph-rsid="463c8793"/>
    </style:style>
    <style:style style:name="P178" style:family="paragraph" style:parent-style-name="Text_20_body">
      <style:text-properties officeooo:paragraph-rsid="465ce583"/>
    </style:style>
    <style:style style:name="P179" style:family="paragraph" style:parent-style-name="Text_20_body">
      <style:text-properties officeooo:paragraph-rsid="453d59cc"/>
    </style:style>
    <style:style style:name="P180" style:family="paragraph" style:parent-style-name="Text_20_body">
      <style:text-properties fo:font-style="italic" officeooo:rsid="45dfea86" officeooo:paragraph-rsid="46b223b4" style:font-style-asian="italic" style:font-style-complex="italic"/>
    </style:style>
    <style:style style:name="P181" style:family="paragraph" style:parent-style-name="Text_20_body">
      <style:text-properties fo:font-style="italic" officeooo:rsid="458c64ed" officeooo:paragraph-rsid="458c64ed" style:font-style-asian="italic" style:font-style-complex="italic"/>
    </style:style>
    <style:style style:name="P182" style:family="paragraph" style:parent-style-name="Text_20_body">
      <style:text-properties fo:font-style="italic" officeooo:rsid="46b362dc" officeooo:paragraph-rsid="46b4e834" style:font-style-asian="italic" style:font-style-complex="italic"/>
    </style:style>
    <style:style style:name="P183" style:family="paragraph" style:parent-style-name="Text_20_body">
      <style:text-properties fo:font-style="italic" officeooo:rsid="46b6ca99" officeooo:paragraph-rsid="46b6ca99" style:font-style-asian="italic" style:font-style-complex="italic"/>
    </style:style>
    <style:style style:name="P184" style:family="paragraph" style:parent-style-name="Text_20_body">
      <style:text-properties fo:font-style="italic" officeooo:rsid="46b80a21" officeooo:paragraph-rsid="46b80a21" style:font-style-asian="italic" style:font-style-complex="italic"/>
    </style:style>
    <style:style style:name="P185" style:family="paragraph" style:parent-style-name="Text_20_body">
      <style:text-properties fo:font-style="italic" officeooo:rsid="46bfa048" officeooo:paragraph-rsid="46bfa048" style:font-style-asian="italic" style:font-style-complex="italic"/>
    </style:style>
    <style:style style:name="P186" style:family="paragraph" style:parent-style-name="Text_20_body">
      <style:text-properties fo:font-style="italic" officeooo:rsid="45a3c9fb" officeooo:paragraph-rsid="45a3c9fb" style:font-style-asian="italic" style:font-style-complex="italic"/>
    </style:style>
    <style:style style:name="P187" style:family="paragraph" style:parent-style-name="Text_20_body">
      <style:text-properties officeooo:paragraph-rsid="46a8ac57"/>
    </style:style>
    <style:style style:name="P188" style:family="paragraph" style:parent-style-name="Text_20_body">
      <style:text-properties officeooo:rsid="4659d2a0" officeooo:paragraph-rsid="4659d2a0"/>
    </style:style>
    <style:style style:name="P189" style:family="paragraph" style:parent-style-name="Text_20_body">
      <style:text-properties officeooo:rsid="46a8ac57" officeooo:paragraph-rsid="46a8ac57"/>
    </style:style>
    <style:style style:name="P190" style:family="paragraph" style:parent-style-name="Text_20_body">
      <style:text-properties officeooo:rsid="46a90cbe" officeooo:paragraph-rsid="46a90cbe"/>
    </style:style>
    <style:style style:name="P191" style:family="paragraph" style:parent-style-name="Text_20_body">
      <style:text-properties officeooo:rsid="458c64ed"/>
    </style:style>
    <style:style style:name="P192" style:family="paragraph" style:parent-style-name="Text_20_body">
      <style:text-properties officeooo:rsid="44f94d9d" officeooo:paragraph-rsid="46b223b4"/>
    </style:style>
    <style:style style:name="P193" style:family="paragraph" style:parent-style-name="Text_20_body">
      <style:text-properties officeooo:paragraph-rsid="46b31c12"/>
    </style:style>
    <style:style style:name="P194" style:family="paragraph" style:parent-style-name="Text_20_body">
      <style:text-properties officeooo:paragraph-rsid="46b362dc"/>
    </style:style>
    <style:style style:name="P195" style:family="paragraph" style:parent-style-name="Text_20_body">
      <style:text-properties officeooo:paragraph-rsid="46b4e834"/>
    </style:style>
    <style:style style:name="P196" style:family="paragraph" style:parent-style-name="Text_20_body">
      <style:text-properties style:use-window-font-color="true" style:font-name="Georgia" fo:font-size="10pt" fo:letter-spacing="0.004cm" fo:language="cs" fo:country="CZ" fo:font-style="italic" officeooo:rsid="46b5c4cf" officeooo:paragraph-rsid="46b5c4c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97" style:family="paragraph" style:parent-style-name="Text_20_body">
      <style:text-properties officeooo:paragraph-rsid="4531aea2"/>
    </style:style>
    <style:style style:name="P198" style:family="paragraph" style:parent-style-name="Text_20_body">
      <style:text-properties officeooo:rsid="46b5c4cf" officeooo:paragraph-rsid="46b5c4cf"/>
    </style:style>
    <style:style style:name="P199" style:family="paragraph" style:parent-style-name="Text_20_body">
      <style:text-properties officeooo:paragraph-rsid="46b5c4cf"/>
    </style:style>
    <style:style style:name="P200" style:family="paragraph" style:parent-style-name="Text_20_body">
      <style:text-properties officeooo:rsid="464be219" officeooo:paragraph-rsid="464be219"/>
    </style:style>
    <style:style style:name="P201" style:family="paragraph" style:parent-style-name="Text_20_body">
      <style:text-properties officeooo:paragraph-rsid="46b6ca99"/>
    </style:style>
    <style:style style:name="P202" style:family="paragraph" style:parent-style-name="Text_20_body">
      <style:text-properties officeooo:paragraph-rsid="462dde81"/>
    </style:style>
    <style:style style:name="P203" style:family="paragraph" style:parent-style-name="Text_20_body">
      <style:text-properties officeooo:paragraph-rsid="46bb38ba"/>
    </style:style>
    <style:style style:name="P204" style:family="paragraph" style:parent-style-name="Text_20_body">
      <style:text-properties officeooo:paragraph-rsid="46bfa048"/>
    </style:style>
    <style:style style:name="P205" style:family="paragraph" style:parent-style-name="Text_20_body">
      <style:text-properties officeooo:rsid="46bfc76a" officeooo:paragraph-rsid="46bfc76a"/>
    </style:style>
    <style:style style:name="P206" style:family="paragraph" style:parent-style-name="Text_20_body">
      <style:text-properties officeooo:paragraph-rsid="459258b1"/>
    </style:style>
    <style:style style:name="P207" style:family="paragraph" style:parent-style-name="Text_20_body">
      <style:text-properties officeooo:paragraph-rsid="4590d4d1"/>
    </style:style>
    <style:style style:name="P208" style:family="paragraph" style:parent-style-name="Text_20_body">
      <style:text-properties officeooo:paragraph-rsid="45fa675e"/>
    </style:style>
    <style:style style:name="P209" style:family="paragraph" style:parent-style-name="Text_20_body">
      <style:text-properties officeooo:rsid="46ccdc77" officeooo:paragraph-rsid="46ccdc77"/>
    </style:style>
    <style:style style:name="P210" style:family="paragraph" style:parent-style-name="Text_20_body">
      <style:text-properties officeooo:rsid="46cfd656" officeooo:paragraph-rsid="46cfd656"/>
    </style:style>
    <style:style style:name="P211" style:family="paragraph" style:parent-style-name="Text_20_body">
      <style:text-properties officeooo:paragraph-rsid="465ba85f"/>
    </style:style>
    <style:style style:name="P212" style:family="paragraph" style:parent-style-name="Text_20_body">
      <style:text-properties officeooo:rsid="45e5e72a" officeooo:paragraph-rsid="46d3ee06"/>
    </style:style>
    <style:style style:name="P213" style:family="paragraph" style:parent-style-name="Text_20_body" style:list-style-name="L4">
      <style:paragraph-properties fo:margin-top="0.199cm" fo:margin-bottom="0.101cm" loext:contextual-spacing="false"/>
      <style:text-properties officeooo:paragraph-rsid="46c264a9"/>
    </style:style>
    <style:style style:name="P214" style:family="paragraph" style:parent-style-name="Text_20_body" style:list-style-name="L4">
      <style:paragraph-properties fo:margin-top="0.199cm" fo:margin-bottom="0.101cm" loext:contextual-spacing="false"/>
      <style:text-properties officeooo:paragraph-rsid="46ce8a86"/>
    </style:style>
    <style:style style:name="P215" style:family="paragraph" style:parent-style-name="Text_20_body">
      <style:paragraph-properties fo:margin-top="0.199cm" fo:margin-bottom="0.101cm" loext:contextual-spacing="false"/>
      <style:text-properties officeooo:paragraph-rsid="45008027"/>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officeooo:rsid="44b458af" style:font-style-asian="normal" style:font-style-complex="normal"/>
    </style:style>
    <style:style style:name="T23" style:family="text">
      <style:text-properties fo:font-style="normal" fo:font-weight="normal" officeooo:rsid="453557e3" style:font-style-asian="normal" style:font-weight-asian="normal" style:font-style-complex="normal" style:font-weight-complex="normal"/>
    </style:style>
    <style:style style:name="T24" style:family="text">
      <style:text-properties fo:font-style="normal" fo:font-weight="normal" officeooo:rsid="45d439f1" style:font-style-asian="normal" style:font-weight-asian="normal" style:font-style-complex="normal" style:font-weight-complex="normal"/>
    </style:style>
    <style:style style:name="T25" style:family="text">
      <style:text-properties fo:font-style="normal" fo:font-weight="normal" officeooo:rsid="45062eec" style:font-style-asian="normal" style:font-weight-asian="normal" style:font-style-complex="normal" style:font-weight-complex="normal"/>
    </style:style>
    <style:style style:name="T26" style:family="text">
      <style:text-properties fo:font-style="normal" fo:font-weight="normal" officeooo:rsid="45d80dc1" style:font-style-asian="normal" style:font-weight-asian="normal" style:font-style-complex="normal" style:font-weight-complex="normal"/>
    </style:style>
    <style:style style:name="T27" style:family="text">
      <style:text-properties officeooo:rsid="447d1e3f"/>
    </style:style>
    <style:style style:name="T28" style:family="text">
      <style:text-properties officeooo:rsid="44830bdf"/>
    </style:style>
    <style:style style:name="T29" style:family="text">
      <style:text-properties officeooo:rsid="4a185db2"/>
    </style:style>
    <style:style style:name="T30" style:family="text">
      <style:text-properties officeooo:rsid="15b70e3d"/>
    </style:style>
    <style:style style:name="T31" style:family="text">
      <style:text-properties officeooo:rsid="14debc6e"/>
    </style:style>
    <style:style style:name="T32" style:family="text">
      <style:text-properties officeooo:rsid="14052f0b"/>
    </style:style>
    <style:style style:name="T33" style:family="text">
      <style:text-properties fo:font-style="italic" style:font-style-asian="italic" style:font-style-complex="italic"/>
    </style:style>
    <style:style style:name="T34" style:family="text">
      <style:text-properties fo:font-style="italic" officeooo:rsid="13b3d86b" style:font-style-asian="italic" style:font-style-complex="italic"/>
    </style:style>
    <style:style style:name="T35" style:family="text">
      <style:text-properties fo:font-style="italic" officeooo:rsid="14ef52e4" style:font-style-asian="italic" style:font-style-complex="italic"/>
    </style:style>
    <style:style style:name="T36" style:family="text">
      <style:text-properties fo:font-style="italic" officeooo:rsid="44830bdf" style:font-style-asian="italic" style:font-style-complex="italic"/>
    </style:style>
    <style:style style:name="T37" style:family="text">
      <style:text-properties fo:font-style="italic" officeooo:rsid="13af2e8e" style:font-style-asian="italic" style:font-style-complex="italic"/>
    </style:style>
    <style:style style:name="T38" style:family="text">
      <style:text-properties fo:font-style="italic" officeooo:rsid="449a4333" style:font-style-asian="italic" style:font-style-complex="italic"/>
    </style:style>
    <style:style style:name="T39" style:family="text">
      <style:text-properties fo:font-style="italic" officeooo:rsid="44927482" style:font-style-asian="italic" style:font-style-complex="italic"/>
    </style:style>
    <style:style style:name="T40" style:family="text">
      <style:text-properties fo:font-style="italic" officeooo:rsid="449ba344" style:font-style-asian="italic" style:font-style-complex="italic"/>
    </style:style>
    <style:style style:name="T41" style:family="text">
      <style:text-properties fo:font-style="italic" officeooo:rsid="44964a67" style:font-style-asian="italic" style:font-style-complex="italic"/>
    </style:style>
    <style:style style:name="T42" style:family="text">
      <style:text-properties fo:font-style="italic" officeooo:rsid="449d8449" style:font-style-asian="italic" style:font-style-complex="italic"/>
    </style:style>
    <style:style style:name="T43" style:family="text">
      <style:text-properties fo:font-style="italic" officeooo:rsid="449dfd20" style:font-style-asian="italic" style:font-style-complex="italic"/>
    </style:style>
    <style:style style:name="T44" style:family="text">
      <style:text-properties fo:font-style="italic" officeooo:rsid="449c7025" style:font-style-asian="italic" style:font-style-complex="italic"/>
    </style:style>
    <style:style style:name="T45" style:family="text">
      <style:text-properties fo:font-style="italic" officeooo:rsid="44de6446" style:font-style-asian="italic" style:font-style-complex="italic"/>
    </style:style>
    <style:style style:name="T46" style:family="text">
      <style:text-properties fo:font-style="italic" officeooo:rsid="450c2fea" style:font-style-asian="italic" style:font-style-complex="italic"/>
    </style:style>
    <style:style style:name="T47" style:family="text">
      <style:text-properties fo:font-style="italic" officeooo:rsid="45540a44" style:font-style-asian="italic" style:font-style-complex="italic"/>
    </style:style>
    <style:style style:name="T48" style:family="text">
      <style:text-properties fo:font-style="italic" officeooo:rsid="4566f82a" style:font-style-asian="italic" style:font-style-complex="italic"/>
    </style:style>
    <style:style style:name="T49" style:family="text">
      <style:text-properties fo:font-style="italic" officeooo:rsid="4567a90a" style:font-style-asian="italic" style:font-style-complex="italic"/>
    </style:style>
    <style:style style:name="T50" style:family="text">
      <style:text-properties fo:font-style="italic" officeooo:rsid="45f2552e" style:font-style-asian="italic" style:font-style-complex="italic"/>
    </style:style>
    <style:style style:name="T51" style:family="text">
      <style:text-properties fo:font-style="italic" officeooo:rsid="44b458af" style:font-style-asian="italic" style:font-style-complex="italic"/>
    </style:style>
    <style:style style:name="T52" style:family="text">
      <style:text-properties fo:font-style="italic" officeooo:rsid="464a3ae7" style:font-style-asian="italic" style:font-style-complex="italic"/>
    </style:style>
    <style:style style:name="T53" style:family="text">
      <style:text-properties fo:font-style="italic" officeooo:rsid="465d3839" style:font-style-asian="italic" style:font-style-complex="italic"/>
    </style:style>
    <style:style style:name="T54" style:family="text">
      <style:text-properties fo:font-style="italic" officeooo:rsid="4486a873" style:font-style-asian="italic" style:font-style-complex="italic"/>
    </style:style>
    <style:style style:name="T55" style:family="text">
      <style:text-properties fo:font-style="italic" officeooo:rsid="448c3ab1" style:font-style-asian="italic" style:font-style-complex="italic"/>
    </style:style>
    <style:style style:name="T56" style:family="text">
      <style:text-properties fo:font-style="italic" officeooo:rsid="46aaa102" style:font-style-asian="italic" style:font-style-complex="italic"/>
    </style:style>
    <style:style style:name="T57" style:family="text">
      <style:text-properties fo:font-style="italic" officeooo:rsid="4531aea2" style:font-style-asian="italic" style:font-style-complex="italic"/>
    </style:style>
    <style:style style:name="T58" style:family="text">
      <style:text-properties fo:font-style="italic" officeooo:rsid="459258b1" style:font-style-asian="italic" style:font-style-complex="italic"/>
    </style:style>
    <style:style style:name="T59" style:family="text">
      <style:text-properties fo:font-style="italic" officeooo:rsid="46c264a9" style:font-style-asian="italic" style:font-style-complex="italic"/>
    </style:style>
    <style:style style:name="T60" style:family="text">
      <style:text-properties fo:font-style="italic" officeooo:rsid="4590d4d1" style:font-style-asian="italic" style:font-style-complex="italic"/>
    </style:style>
    <style:style style:name="T61" style:family="text">
      <style:text-properties fo:font-style="italic" officeooo:rsid="46d1ef9f"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45062eec" style:font-style-asian="italic" style:font-weight-asian="bold" style:font-style-complex="italic" style:font-weight-complex="bold"/>
    </style:style>
    <style:style style:name="T64" style:family="text">
      <style:text-properties fo:font-style="italic" fo:font-weight="bold" officeooo:rsid="451f63da" style:font-style-asian="italic" style:font-weight-asian="bold" style:font-style-complex="italic" style:font-weight-complex="bold"/>
    </style:style>
    <style:style style:name="T65" style:family="text">
      <style:text-properties fo:font-style="italic" fo:font-weight="bold" officeooo:rsid="453557e3" style:font-style-asian="italic" style:font-weight-asian="bold" style:font-style-complex="italic" style:font-weight-complex="bold"/>
    </style:style>
    <style:style style:name="T66" style:family="text">
      <style:text-properties fo:font-style="italic" fo:font-weight="bold" officeooo:rsid="45a71977" style:font-style-asian="italic" style:font-weight-asian="bold" style:font-style-complex="italic" style:font-weight-complex="bold"/>
    </style:style>
    <style:style style:name="T67" style:family="text">
      <style:text-properties fo:font-style="italic" fo:font-weight="bold" officeooo:rsid="45a877be" style:font-style-asian="italic" style:font-weight-asian="bold" style:font-style-complex="italic" style:font-weight-complex="bold"/>
    </style:style>
    <style:style style:name="T68" style:family="text">
      <style:text-properties fo:font-style="italic" fo:font-weight="bold" officeooo:rsid="1747a442" style:font-style-asian="italic" style:font-weight-asian="bold" style:font-style-complex="italic" style:font-weight-complex="bold"/>
    </style:style>
    <style:style style:name="T69" style:family="text">
      <style:text-properties fo:font-style="italic" fo:font-weight="bold" officeooo:rsid="465ce583" style:font-style-asian="italic" style:font-weight-asian="bold" style:font-style-complex="italic" style:font-weight-complex="bold"/>
    </style:style>
    <style:style style:name="T70" style:family="text">
      <style:text-properties fo:font-style="italic" fo:font-weight="bold" officeooo:rsid="4531aea2" style:font-style-asian="italic" style:font-weight-asian="bold" style:font-style-complex="italic" style:font-weight-complex="bold"/>
    </style:style>
    <style:style style:name="T71" style:family="text">
      <style:text-properties officeooo:rsid="155cc408"/>
    </style:style>
    <style:style style:name="T72" style:family="text">
      <style:text-properties officeooo:rsid="13b3d86b"/>
    </style:style>
    <style:style style:name="T73" style:family="text">
      <style:text-properties officeooo:rsid="14f507b1"/>
    </style:style>
    <style:style style:name="T74" style:family="text">
      <style:text-properties officeooo:rsid="14f54ff5"/>
    </style:style>
    <style:style style:name="T75" style:family="text">
      <style:text-properties officeooo:rsid="14ef52e4"/>
    </style:style>
    <style:style style:name="T76" style:family="text">
      <style:text-properties officeooo:rsid="14e10e7b"/>
    </style:style>
    <style:style style:name="T77" style:family="text">
      <style:text-properties officeooo:rsid="14a5d507"/>
    </style:style>
    <style:style style:name="T78" style:family="text">
      <style:text-properties officeooo:rsid="13af2e8e"/>
    </style:style>
    <style:style style:name="T79" style:family="text">
      <style:text-properties officeooo:rsid="13c7b16f"/>
    </style:style>
    <style:style style:name="T80" style:family="text">
      <style:text-properties officeooo:rsid="14e5ca45"/>
    </style:style>
    <style:style style:name="T81" style:family="text">
      <style:text-properties officeooo:rsid="14e779ca"/>
    </style:style>
    <style:style style:name="T82" style:family="text">
      <style:text-properties officeooo:rsid="44835033"/>
    </style:style>
    <style:style style:name="T83" style:family="text">
      <style:text-properties style:use-window-font-color="true"/>
    </style:style>
    <style:style style:name="T84" style:family="text">
      <style:text-properties style:use-window-font-color="true"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1"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text-line-through-style="none" style:text-line-through-type="none" style:font-name="Georgia2"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8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65ce5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6a57c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6d78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6d852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font-name="Georgia"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font-name="Georgia"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2"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50" style:family="text">
      <style:text-properties style:use-window-font-color="true" style:font-name="Georgia2"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51" style:family="text">
      <style:text-properties style:use-window-font-color="true" style:font-name="Georgia2"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2" style:family="text">
      <style:text-properties style:use-window-font-color="true" style:font-name="Georgia2"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3" style:family="text">
      <style:text-properties style:use-window-font-color="true" fo:language="cs" fo:country="CZ" style:language-asian="cs" style:country-asian="CZ"/>
    </style:style>
    <style:style style:name="T154" style:family="text">
      <style:text-properties style:use-window-font-color="true" fo:language="cs" fo:country="CZ" officeooo:rsid="45fc091a" style:language-asian="cs" style:country-asian="CZ"/>
    </style:style>
    <style:style style:name="T155" style:family="text">
      <style:text-properties style:use-window-font-color="true" fo:language="cs" fo:country="CZ" officeooo:rsid="46c48692" style:language-asian="cs" style:country-asian="CZ"/>
    </style:style>
    <style:style style:name="T156" style:family="text">
      <style:text-properties fo:color="#6469aa"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fo:color="#c68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fo:color="#966400"/>
    </style:style>
    <style:style style:name="T159" style:family="text">
      <style:text-properties officeooo:rsid="448bad02"/>
    </style:style>
    <style:style style:name="T160" style:family="text">
      <style:text-properties fo:color="#ff6400" officeooo:rsid="4324fee1"/>
    </style:style>
    <style:style style:name="T161" style:family="text">
      <style:text-properties fo:color="#ff6400" fo:language="cs" fo:country="CZ" officeooo:rsid="45062eec" style:language-asian="cs" style:country-asian="CZ"/>
    </style:style>
    <style:style style:name="T162" style:family="text">
      <style:text-properties fo:color="#ff6400" fo:language="cs" fo:country="CZ" officeooo:rsid="45fc091a" style:language-asian="cs" style:country-asian="CZ"/>
    </style:style>
    <style:style style:name="T163" style:family="text">
      <style:text-properties fo:color="#ff6400" fo:language="cs" fo:country="CZ" officeooo:rsid="46ce8a86" style:language-asian="cs" style:country-asian="CZ"/>
    </style:style>
    <style:style style:name="T164" style:family="text">
      <style:text-properties fo:color="#ff6400" officeooo:rsid="452a4f34"/>
    </style:style>
    <style:style style:name="T165" style:family="text">
      <style:text-properties fo:color="#00c8ff"/>
    </style:style>
    <style:style style:name="T166" style:family="text">
      <style:text-properties fo:color="#00c8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7" style:family="text">
      <style:text-properties fo:color="#00c8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8" style:family="text">
      <style:text-properties fo:color="#00c8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9" style:family="text">
      <style:text-properties fo:color="#8ba60e" officeooo:rsid="448c3ab1"/>
    </style:style>
    <style:style style:name="T170" style:family="text">
      <style:text-properties fo:color="#8ba60e" fo:language="cs" fo:country="CZ" style:language-asian="cs" style:country-asian="CZ"/>
    </style:style>
    <style:style style:name="T171" style:family="text">
      <style:text-properties fo:color="#8ba60e" fo:language="cs" fo:country="CZ" officeooo:rsid="46ce8a86" style:language-asian="cs" style:country-asian="CZ"/>
    </style:style>
    <style:style style:name="T172" style:family="text">
      <style:text-properties officeooo:rsid="448dc026"/>
    </style:style>
    <style:style style:name="T173" style:family="text">
      <style:text-properties officeooo:rsid="4324fee1"/>
    </style:style>
    <style:style style:name="T174" style:family="text">
      <style:text-properties fo:color="#14beaa" officeooo:rsid="4324fee1"/>
    </style:style>
    <style:style style:name="T175" style:family="text">
      <style:text-properties officeooo:rsid="4491300c"/>
    </style:style>
    <style:style style:name="T176" style:family="text">
      <style:text-properties officeooo:rsid="44964a67"/>
    </style:style>
    <style:style style:name="T177" style:family="text">
      <style:text-properties fo:color="#c3b346" officeooo:rsid="4324fee1"/>
    </style:style>
    <style:style style:name="T178" style:family="text">
      <style:text-properties fo:color="#c3b346"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9" style:family="text">
      <style:text-properties fo:color="#c3b346"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0" style:family="text">
      <style:text-properties fo:color="#c3b346"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1" style:family="text">
      <style:text-properties fo:color="#6482ff" officeooo:rsid="4324fee1"/>
    </style:style>
    <style:style style:name="T182" style:family="text">
      <style:text-properties fo:color="#6482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3" style:family="text">
      <style:text-properties fo:color="#6482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4" style:family="text">
      <style:text-properties fo:color="#6482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5" style:family="text">
      <style:text-properties officeooo:rsid="4497ecd3"/>
    </style:style>
    <style:style style:name="T186" style:family="text">
      <style:text-properties officeooo:rsid="4499600c"/>
    </style:style>
    <style:style style:name="T187" style:family="text">
      <style:text-properties officeooo:rsid="449a4333"/>
    </style:style>
    <style:style style:name="T188" style:family="text">
      <style:text-properties officeooo:rsid="449ba344"/>
    </style:style>
    <style:style style:name="T189" style:family="text">
      <style:text-properties officeooo:rsid="449c7025"/>
    </style:style>
    <style:style style:name="T190" style:family="text">
      <style:text-properties officeooo:rsid="449d24f4"/>
    </style:style>
    <style:style style:name="T191" style:family="text">
      <style:text-properties officeooo:rsid="449d8449"/>
    </style:style>
    <style:style style:name="T192" style:family="text">
      <style:text-properties officeooo:rsid="449dfd20"/>
    </style:style>
    <style:style style:name="T193" style:family="text">
      <style:text-properties officeooo:rsid="44b25d8a"/>
    </style:style>
    <style:style style:name="T194" style:family="text">
      <style:text-properties fo:language="cs" fo:country="CZ" style:language-asian="cs" style:country-asian="CZ"/>
    </style:style>
    <style:style style:name="T195" style:family="text">
      <style:text-properties fo:language="cs" fo:country="CZ" officeooo:rsid="45062eec" style:language-asian="cs" style:country-asian="CZ"/>
    </style:style>
    <style:style style:name="T196" style:family="text">
      <style:text-properties fo:language="cs" fo:country="CZ" officeooo:rsid="450c2fea" style:language-asian="cs" style:country-asian="CZ"/>
    </style:style>
    <style:style style:name="T197" style:family="text">
      <style:text-properties fo:language="cs" fo:country="CZ" officeooo:rsid="44b458af" style:language-asian="cs" style:country-asian="CZ"/>
    </style:style>
    <style:style style:name="T198" style:family="text">
      <style:text-properties fo:language="cs" fo:country="CZ" officeooo:rsid="450e3082" style:language-asian="cs" style:country-asian="CZ"/>
    </style:style>
    <style:style style:name="T199" style:family="text">
      <style:text-properties fo:language="cs" fo:country="CZ" officeooo:rsid="449a4333" style:language-asian="cs" style:country-asian="CZ"/>
    </style:style>
    <style:style style:name="T200" style:family="text">
      <style:text-properties fo:language="cs" fo:country="CZ" officeooo:rsid="44927482" style:language-asian="cs" style:country-asian="CZ"/>
    </style:style>
    <style:style style:name="T201" style:family="text">
      <style:text-properties fo:language="cs" fo:country="CZ" officeooo:rsid="45f95048" style:language-asian="cs" style:country-asian="CZ"/>
    </style:style>
    <style:style style:name="T202" style:family="text">
      <style:text-properties fo:language="cs" fo:country="CZ" officeooo:rsid="45fc091a" style:language-asian="cs" style:country-asian="CZ"/>
    </style:style>
    <style:style style:name="T203" style:family="text">
      <style:text-properties fo:language="cs" fo:country="CZ" fo:font-style="italic" style:language-asian="cs" style:country-asian="CZ" style:font-style-asian="italic" style:font-style-complex="italic"/>
    </style:style>
    <style:style style:name="T204" style:family="text">
      <style:text-properties fo:language="cs" fo:country="CZ" fo:font-style="italic" officeooo:rsid="449a4333" style:language-asian="cs" style:country-asian="CZ" style:font-style-asian="italic" style:font-style-complex="italic"/>
    </style:style>
    <style:style style:name="T205" style:family="text">
      <style:text-properties fo:language="cs" fo:country="CZ" fo:font-style="italic" officeooo:rsid="44927482" style:language-asian="cs" style:country-asian="CZ" style:font-style-asian="italic" style:font-style-complex="italic"/>
    </style:style>
    <style:style style:name="T206" style:family="text">
      <style:text-properties fo:language="cs" fo:country="CZ" fo:font-style="italic" officeooo:rsid="44b458af" style:language-asian="cs" style:country-asian="CZ" style:font-style-asian="italic" style:font-style-complex="italic"/>
    </style:style>
    <style:style style:name="T207" style:family="text">
      <style:text-properties fo:language="cs" fo:country="CZ" fo:font-style="italic" officeooo:rsid="46238a5f" style:language-asian="cs" style:country-asian="CZ" style:font-style-asian="italic" style:font-style-complex="italic"/>
    </style:style>
    <style:style style:name="T208" style:family="text">
      <style:text-properties fo:language="cs" fo:country="CZ" fo:font-style="italic" officeooo:rsid="462ca6a0" style:language-asian="cs" style:country-asian="CZ" style:font-style-asian="italic" style:font-style-complex="italic"/>
    </style:style>
    <style:style style:name="T209" style:family="text">
      <style:text-properties fo:language="cs" fo:country="CZ" fo:font-style="normal" style:language-asian="cs" style:country-asian="CZ" style:font-style-asian="normal" style:font-style-complex="normal"/>
    </style:style>
    <style:style style:name="T210" style:family="text">
      <style:text-properties fo:language="cs" fo:country="CZ" fo:font-style="normal" officeooo:rsid="44927482" style:language-asian="cs" style:country-asian="CZ" style:font-style-asian="normal" style:font-style-complex="normal"/>
    </style:style>
    <style:style style:name="T211" style:family="text">
      <style:text-properties fo:language="cs" fo:country="CZ" fo:font-style="normal" officeooo:rsid="44b62ce5" style:language-asian="cs" style:country-asian="CZ" style:font-style-asian="normal" style:font-style-complex="normal"/>
    </style:style>
    <style:style style:name="T212" style:family="text">
      <style:text-properties fo:language="cs" fo:country="CZ" fo:font-style="normal" officeooo:rsid="4501b757" style:language-asian="cs" style:country-asian="CZ" style:font-style-asian="normal" style:font-style-complex="normal"/>
    </style:style>
    <style:style style:name="T213" style:family="text">
      <style:text-properties fo:language="cs" fo:country="CZ" fo:font-style="normal" officeooo:rsid="45023ddd" style:language-asian="cs" style:country-asian="CZ" style:font-style-asian="normal" style:font-style-complex="normal"/>
    </style:style>
    <style:style style:name="T214" style:family="text">
      <style:text-properties fo:language="cs" fo:country="CZ" fo:font-style="normal" officeooo:rsid="450b0bc8" style:language-asian="cs" style:country-asian="CZ" style:font-style-asian="normal" style:font-style-complex="normal"/>
    </style:style>
    <style:style style:name="T215" style:family="text">
      <style:text-properties fo:language="cs" fo:country="CZ" fo:font-style="normal" officeooo:rsid="45da3ab8" style:language-asian="cs" style:country-asian="CZ" style:font-style-asian="normal" style:font-style-complex="normal"/>
    </style:style>
    <style:style style:name="T216" style:family="text">
      <style:text-properties fo:language="cs" fo:country="CZ" fo:font-style="normal" officeooo:rsid="45e835c0" style:language-asian="cs" style:country-asian="CZ" style:font-style-asian="normal" style:font-style-complex="normal"/>
    </style:style>
    <style:style style:name="T217" style:family="text">
      <style:text-properties fo:language="cs" fo:country="CZ" fo:font-style="normal" officeooo:rsid="45e96e65" style:language-asian="cs" style:country-asian="CZ" style:font-style-asian="normal" style:font-style-complex="normal"/>
    </style:style>
    <style:style style:name="T218" style:family="text">
      <style:text-properties fo:language="cs" fo:country="CZ" fo:font-style="normal" officeooo:rsid="45ee9d49" style:language-asian="cs" style:country-asian="CZ" style:font-style-asian="normal" style:font-style-complex="normal"/>
    </style:style>
    <style:style style:name="T219" style:family="text">
      <style:text-properties fo:language="cs" fo:country="CZ" fo:font-style="normal" officeooo:rsid="45f208d5" style:language-asian="cs" style:country-asian="CZ" style:font-style-asian="normal" style:font-style-complex="normal"/>
    </style:style>
    <style:style style:name="T220" style:family="text">
      <style:text-properties fo:language="cs" fo:country="CZ" fo:font-style="normal" officeooo:rsid="45f3b2de" style:language-asian="cs" style:country-asian="CZ" style:font-style-asian="normal" style:font-style-complex="normal"/>
    </style:style>
    <style:style style:name="T221" style:family="text">
      <style:text-properties fo:language="cs" fo:country="CZ" fo:font-style="normal" officeooo:rsid="45f50471" style:language-asian="cs" style:country-asian="CZ" style:font-style-asian="normal" style:font-style-complex="normal"/>
    </style:style>
    <style:style style:name="T222" style:family="text">
      <style:text-properties fo:language="cs" fo:country="CZ" fo:font-style="normal" officeooo:rsid="45f6f9ad" style:language-asian="cs" style:country-asian="CZ" style:font-style-asian="normal" style:font-style-complex="normal"/>
    </style:style>
    <style:style style:name="T223" style:family="text">
      <style:text-properties fo:language="cs" fo:country="CZ" fo:font-style="normal" officeooo:rsid="45f79d37" style:language-asian="cs" style:country-asian="CZ" style:font-style-asian="normal" style:font-style-complex="normal"/>
    </style:style>
    <style:style style:name="T224" style:family="text">
      <style:text-properties fo:language="cs" fo:country="CZ" fo:font-style="normal" officeooo:rsid="45f7ed25" style:language-asian="cs" style:country-asian="CZ" style:font-style-asian="normal" style:font-style-complex="normal"/>
    </style:style>
    <style:style style:name="T225" style:family="text">
      <style:text-properties fo:language="cs" fo:country="CZ" fo:font-style="normal" officeooo:rsid="45f95048" style:language-asian="cs" style:country-asian="CZ" style:font-style-asian="normal" style:font-style-complex="normal"/>
    </style:style>
    <style:style style:name="T226" style:family="text">
      <style:text-properties fo:language="cs" fo:country="CZ" fo:font-style="normal" officeooo:rsid="45fa675e" style:language-asian="cs" style:country-asian="CZ" style:font-style-asian="normal" style:font-style-complex="normal"/>
    </style:style>
    <style:style style:name="T227" style:family="text">
      <style:text-properties fo:language="cs" fo:country="CZ" fo:font-style="normal" officeooo:rsid="461faa76" style:language-asian="cs" style:country-asian="CZ" style:font-style-asian="normal" style:font-style-complex="normal"/>
    </style:style>
    <style:style style:name="T228" style:family="text">
      <style:text-properties fo:language="cs" fo:country="CZ" fo:font-style="normal" officeooo:rsid="46a8ac57" style:language-asian="cs" style:country-asian="CZ" style:font-style-asian="normal" style:font-style-complex="normal"/>
    </style:style>
    <style:style style:name="T229" style:family="text">
      <style:text-properties fo:language="cs" fo:country="CZ" fo:font-style="normal" officeooo:rsid="44b458af" style:language-asian="cs" style:country-asian="CZ" style:font-style-asian="normal" style:font-style-complex="normal"/>
    </style:style>
    <style:style style:name="T230" style:family="text">
      <style:text-properties fo:language="cs" fo:country="CZ" fo:font-style="normal" officeooo:rsid="46c08d6e" style:language-asian="cs" style:country-asian="CZ" style:font-style-asian="normal" style:font-style-complex="normal"/>
    </style:style>
    <style:style style:name="T231" style:family="text">
      <style:text-properties officeooo:rsid="44be31d6"/>
    </style:style>
    <style:style style:name="T232" style:family="text">
      <style:text-properties officeooo:rsid="44c6c0e2"/>
    </style:style>
    <style:style style:name="T233" style:family="text">
      <style:text-properties officeooo:rsid="44cb2bf6"/>
    </style:style>
    <style:style style:name="T234" style:family="text">
      <style:text-properties officeooo:rsid="44cc7957"/>
    </style:style>
    <style:style style:name="T235" style:family="text">
      <style:text-properties officeooo:rsid="44df7052"/>
    </style:style>
    <style:style style:name="T236" style:family="text">
      <style:text-properties officeooo:rsid="44e3cf0d"/>
    </style:style>
    <style:style style:name="T237" style:family="text">
      <style:text-properties officeooo:rsid="44e5ab33"/>
    </style:style>
    <style:style style:name="T238" style:family="text">
      <style:text-properties officeooo:rsid="44ec111c"/>
    </style:style>
    <style:style style:name="T239" style:family="text">
      <style:text-properties officeooo:rsid="44f03263"/>
    </style:style>
    <style:style style:name="T240" style:family="text">
      <style:text-properties officeooo:rsid="44faab83"/>
    </style:style>
    <style:style style:name="T241" style:family="text">
      <style:text-properties officeooo:rsid="44fd78cc"/>
    </style:style>
    <style:style style:name="T242" style:family="text">
      <style:text-properties officeooo:rsid="45023ddd"/>
    </style:style>
    <style:style style:name="T243" style:family="text">
      <style:text-properties officeooo:rsid="45032115"/>
    </style:style>
    <style:style style:name="T244" style:family="text">
      <style:text-properties officeooo:rsid="45040c77"/>
    </style:style>
    <style:style style:name="T245" style:family="text">
      <style:text-properties officeooo:rsid="45062eec"/>
    </style:style>
    <style:style style:name="T246" style:family="text">
      <style:text-properties officeooo:rsid="450c2fea"/>
    </style:style>
    <style:style style:name="T247" style:family="text">
      <style:text-properties officeooo:rsid="450e2f42"/>
    </style:style>
    <style:style style:name="T248" style:family="text">
      <style:text-properties officeooo:rsid="450e3082"/>
    </style:style>
    <style:style style:name="T249" style:family="text">
      <style:text-properties officeooo:rsid="450efd1f"/>
    </style:style>
    <style:style style:name="T250" style:family="text">
      <style:text-properties officeooo:rsid="45114ac1"/>
    </style:style>
    <style:style style:name="T251" style:family="text">
      <style:text-properties officeooo:rsid="4515e327"/>
    </style:style>
    <style:style style:name="T252" style:family="text">
      <style:text-properties officeooo:rsid="4519fb6c"/>
    </style:style>
    <style:style style:name="T253" style:family="text">
      <style:text-properties officeooo:rsid="451e15d2"/>
    </style:style>
    <style:style style:name="T254" style:family="text">
      <style:text-properties officeooo:rsid="451fd865"/>
    </style:style>
    <style:style style:name="T255" style:family="text">
      <style:text-properties officeooo:rsid="4521803d"/>
    </style:style>
    <style:style style:name="T256" style:family="text">
      <style:text-properties officeooo:rsid="452a4f34"/>
    </style:style>
    <style:style style:name="T257" style:family="text">
      <style:text-properties officeooo:rsid="452e01c1"/>
    </style:style>
    <style:style style:name="T258" style:family="text">
      <style:text-properties officeooo:rsid="452fa953"/>
    </style:style>
    <style:style style:name="T259" style:family="text">
      <style:text-properties officeooo:rsid="45315cbb"/>
    </style:style>
    <style:style style:name="T260" style:family="text">
      <style:text-properties officeooo:rsid="44a4dd69"/>
    </style:style>
    <style:style style:name="T261" style:family="text">
      <style:text-properties officeooo:rsid="4536b81a"/>
    </style:style>
    <style:style style:name="T262" style:family="text">
      <style:text-properties officeooo:rsid="453af5d6"/>
    </style:style>
    <style:style style:name="T263" style:family="text">
      <style:text-properties officeooo:rsid="453d6e7a"/>
    </style:style>
    <style:style style:name="T264" style:family="text">
      <style:text-properties officeooo:rsid="4544235e"/>
    </style:style>
    <style:style style:name="T265" style:family="text">
      <style:text-properties officeooo:rsid="4545a20c"/>
    </style:style>
    <style:style style:name="T266" style:family="text">
      <style:text-properties officeooo:rsid="45479893"/>
    </style:style>
    <style:style style:name="T267" style:family="text">
      <style:text-properties officeooo:rsid="454edad6"/>
    </style:style>
    <style:style style:name="T268" style:family="text">
      <style:text-properties officeooo:rsid="454f2a61"/>
    </style:style>
    <style:style style:name="T269" style:family="text">
      <style:text-properties officeooo:rsid="45528cdc"/>
    </style:style>
    <style:style style:name="T270" style:family="text">
      <style:text-properties officeooo:rsid="45540a44"/>
    </style:style>
    <style:style style:name="T271" style:family="text">
      <style:text-properties officeooo:rsid="455695c0"/>
    </style:style>
    <style:style style:name="T272" style:family="text">
      <style:text-properties officeooo:rsid="456510b2"/>
    </style:style>
    <style:style style:name="T273" style:family="text">
      <style:text-properties officeooo:rsid="4566f82a"/>
    </style:style>
    <style:style style:name="T274" style:family="text">
      <style:text-properties officeooo:rsid="4567a90a"/>
    </style:style>
    <style:style style:name="T275" style:family="text">
      <style:text-properties officeooo:rsid="4568f7c7"/>
    </style:style>
    <style:style style:name="T276" style:family="text">
      <style:text-properties officeooo:rsid="456915fe"/>
    </style:style>
    <style:style style:name="T277" style:family="text">
      <style:text-properties officeooo:rsid="4569f88d"/>
    </style:style>
    <style:style style:name="T278" style:family="text">
      <style:text-properties officeooo:rsid="45704316"/>
    </style:style>
    <style:style style:name="T279" style:family="text">
      <style:text-properties officeooo:rsid="45738772"/>
    </style:style>
    <style:style style:name="T280" style:family="text">
      <style:text-properties officeooo:rsid="457899f4"/>
    </style:style>
    <style:style style:name="T281" style:family="text">
      <style:text-properties officeooo:rsid="458e5cd8"/>
    </style:style>
    <style:style style:name="T282" style:family="text">
      <style:text-properties officeooo:rsid="458fc1e8"/>
    </style:style>
    <style:style style:name="T283" style:family="text">
      <style:text-properties officeooo:rsid="4590d4d1"/>
    </style:style>
    <style:style style:name="T284" style:family="text">
      <style:text-properties officeooo:rsid="45960823"/>
    </style:style>
    <style:style style:name="T285" style:family="text">
      <style:text-properties officeooo:rsid="45966177"/>
    </style:style>
    <style:style style:name="T286" style:family="text">
      <style:text-properties officeooo:rsid="459ab4b2"/>
    </style:style>
    <style:style style:name="T287" style:family="text">
      <style:text-properties officeooo:rsid="45a12dd8"/>
    </style:style>
    <style:style style:name="T288" style:family="text">
      <style:text-properties officeooo:rsid="45a1f911"/>
    </style:style>
    <style:style style:name="T289" style:family="text">
      <style:text-properties officeooo:rsid="45a32c86"/>
    </style:style>
    <style:style style:name="T290" style:family="text">
      <style:text-properties officeooo:rsid="45a3c9fb"/>
    </style:style>
    <style:style style:name="T291" style:family="text">
      <style:text-properties officeooo:rsid="45a518b5"/>
    </style:style>
    <style:style style:name="T292" style:family="text">
      <style:text-properties officeooo:rsid="45a71977"/>
    </style:style>
    <style:style style:name="T293" style:family="text">
      <style:text-properties officeooo:rsid="45a9f96e"/>
    </style:style>
    <style:style style:name="T294" style:family="text">
      <style:text-properties officeooo:rsid="45aa1255"/>
    </style:style>
    <style:style style:name="T295" style:family="text">
      <style:text-properties officeooo:rsid="45abb83c"/>
    </style:style>
    <style:style style:name="T296" style:family="text">
      <style:text-properties officeooo:rsid="45abc55a"/>
    </style:style>
    <style:style style:name="T297" style:family="text">
      <style:text-properties officeooo:rsid="45ae95d0"/>
    </style:style>
    <style:style style:name="T298" style:family="text">
      <style:text-properties officeooo:rsid="45b35b25"/>
    </style:style>
    <style:style style:name="T299" style:family="text">
      <style:text-properties officeooo:rsid="45b3807d"/>
    </style:style>
    <style:style style:name="T300" style:family="text">
      <style:text-properties officeooo:rsid="45b3e29d"/>
    </style:style>
    <style:style style:name="T301" style:family="text">
      <style:text-properties officeooo:rsid="45b53b84"/>
    </style:style>
    <style:style style:name="T302" style:family="text">
      <style:text-properties officeooo:rsid="45b5b9d7"/>
    </style:style>
    <style:style style:name="T303" style:family="text">
      <style:text-properties officeooo:rsid="45b6fb15"/>
    </style:style>
    <style:style style:name="T304" style:family="text">
      <style:text-properties officeooo:rsid="45b79ffa"/>
    </style:style>
    <style:style style:name="T305" style:family="text">
      <style:text-properties officeooo:rsid="45b90f68"/>
    </style:style>
    <style:style style:name="T306" style:family="text">
      <style:text-properties officeooo:rsid="45ba3683"/>
    </style:style>
    <style:style style:name="T307" style:family="text">
      <style:text-properties officeooo:rsid="45bbcd1a"/>
    </style:style>
    <style:style style:name="T308" style:family="text">
      <style:text-properties officeooo:rsid="45bbfd25"/>
    </style:style>
    <style:style style:name="T309" style:family="text">
      <style:text-properties officeooo:rsid="45bcc34b"/>
    </style:style>
    <style:style style:name="T310" style:family="text">
      <style:text-properties officeooo:rsid="45bf5b05"/>
    </style:style>
    <style:style style:name="T311" style:family="text">
      <style:text-properties officeooo:rsid="45c52c42"/>
    </style:style>
    <style:style style:name="T312" style:family="text">
      <style:text-properties officeooo:rsid="45c5fdcc"/>
    </style:style>
    <style:style style:name="T313" style:family="text">
      <style:text-properties officeooo:rsid="45cbf711"/>
    </style:style>
    <style:style style:name="T314" style:family="text">
      <style:text-properties officeooo:rsid="45df5332"/>
    </style:style>
    <style:style style:name="T315" style:family="text">
      <style:text-properties officeooo:rsid="45e5487c"/>
    </style:style>
    <style:style style:name="T316" style:family="text">
      <style:text-properties officeooo:rsid="45eba644"/>
    </style:style>
    <style:style style:name="T317" style:family="text">
      <style:text-properties officeooo:rsid="45ed89e8"/>
    </style:style>
    <style:style style:name="T318" style:family="text">
      <style:text-properties officeooo:rsid="45f04f3e"/>
    </style:style>
    <style:style style:name="T319" style:family="text">
      <style:text-properties officeooo:rsid="45f1adec"/>
    </style:style>
    <style:style style:name="T320" style:family="text">
      <style:text-properties officeooo:rsid="45f2552e"/>
    </style:style>
    <style:style style:name="T321" style:family="text">
      <style:text-properties officeooo:rsid="45f6638d"/>
    </style:style>
    <style:style style:name="T322" style:family="text">
      <style:text-properties officeooo:rsid="45f6f9ad"/>
    </style:style>
    <style:style style:name="T323" style:family="text">
      <style:text-properties officeooo:rsid="45f79d37"/>
    </style:style>
    <style:style style:name="T324" style:family="text">
      <style:text-properties officeooo:rsid="45f7ed25"/>
    </style:style>
    <style:style style:name="T325" style:family="text">
      <style:text-properties officeooo:rsid="45f95048"/>
    </style:style>
    <style:style style:name="T326" style:family="text">
      <style:text-properties officeooo:rsid="460a5ccc"/>
    </style:style>
    <style:style style:name="T327" style:family="text">
      <style:text-properties officeooo:rsid="460c50b9"/>
    </style:style>
    <style:style style:name="T328" style:family="text">
      <style:text-properties officeooo:rsid="4613d983"/>
    </style:style>
    <style:style style:name="T329" style:family="text">
      <style:text-properties officeooo:rsid="4614a708"/>
    </style:style>
    <style:style style:name="T330" style:family="text">
      <style:text-properties officeooo:rsid="461c92ca"/>
    </style:style>
    <style:style style:name="T331" style:family="text">
      <style:text-properties officeooo:rsid="461d8edb"/>
    </style:style>
    <style:style style:name="T332" style:family="text">
      <style:text-properties officeooo:rsid="461f620b"/>
    </style:style>
    <style:style style:name="T333" style:family="text">
      <style:text-properties officeooo:rsid="46203d86"/>
    </style:style>
    <style:style style:name="T334" style:family="text">
      <style:text-properties officeooo:rsid="46218b09"/>
    </style:style>
    <style:style style:name="T335" style:family="text">
      <style:text-properties officeooo:rsid="46287c4a"/>
    </style:style>
    <style:style style:name="T336" style:family="text">
      <style:text-properties officeooo:rsid="4629821f"/>
    </style:style>
    <style:style style:name="T337" style:family="text">
      <style:text-properties officeooo:rsid="462e735c"/>
    </style:style>
    <style:style style:name="T338" style:family="text">
      <style:text-properties officeooo:rsid="4633e706"/>
    </style:style>
    <style:style style:name="T339" style:family="text">
      <style:text-properties officeooo:rsid="463734f2"/>
    </style:style>
    <style:style style:name="T340" style:family="text">
      <style:text-properties officeooo:rsid="44d0c66a"/>
    </style:style>
    <style:style style:name="T341" style:family="text">
      <style:text-properties officeooo:rsid="46427219"/>
    </style:style>
    <style:style style:name="T342" style:family="text">
      <style:text-properties officeooo:rsid="44b458af"/>
    </style:style>
    <style:style style:name="T343" style:family="text">
      <style:text-properties officeooo:rsid="46458d5f"/>
    </style:style>
    <style:style style:name="T344" style:family="text">
      <style:text-properties officeooo:rsid="46463e39"/>
    </style:style>
    <style:style style:name="T345" style:family="text">
      <style:text-properties officeooo:rsid="4646b5da"/>
    </style:style>
    <style:style style:name="T346" style:family="text">
      <style:text-properties officeooo:rsid="464a3ae7"/>
    </style:style>
    <style:style style:name="T347" style:family="text">
      <style:text-properties officeooo:rsid="464c80c6"/>
    </style:style>
    <style:style style:name="T348" style:family="text">
      <style:text-properties officeooo:rsid="464ce6a4"/>
    </style:style>
    <style:style style:name="T349" style:family="text">
      <style:text-properties officeooo:rsid="464f1bc2"/>
    </style:style>
    <style:style style:name="T350" style:family="text">
      <style:text-properties officeooo:rsid="465454ab"/>
    </style:style>
    <style:style style:name="T351" style:family="text">
      <style:text-properties officeooo:rsid="4655404b"/>
    </style:style>
    <style:style style:name="T352" style:family="text">
      <style:text-properties officeooo:rsid="4656d806"/>
    </style:style>
    <style:style style:name="T353" style:family="text">
      <style:text-properties officeooo:rsid="4658243a"/>
    </style:style>
    <style:style style:name="T354" style:family="text">
      <style:text-properties officeooo:rsid="465ee6ee"/>
    </style:style>
    <style:style style:name="T355" style:family="text">
      <style:text-properties fo:font-size="10pt" style:font-size-asian="10pt" style:font-size-complex="10pt"/>
    </style:style>
    <style:style style:name="T356" style:family="text">
      <style:text-properties fo:font-size="10pt" fo:language="cs" fo:country="CZ" style:font-size-asian="10pt" style:language-asian="cs" style:country-asian="CZ" style:font-size-complex="10pt"/>
    </style:style>
    <style:style style:name="T357" style:family="text">
      <style:text-properties officeooo:rsid="46629cb4"/>
    </style:style>
    <style:style style:name="T358" style:family="text">
      <style:text-properties officeooo:rsid="46650fbd"/>
    </style:style>
    <style:style style:name="T359" style:family="text">
      <style:text-properties officeooo:rsid="466860c8"/>
    </style:style>
    <style:style style:name="T360" style:family="text">
      <style:text-properties officeooo:rsid="466a523d"/>
    </style:style>
    <style:style style:name="T361" style:family="text">
      <style:text-properties officeooo:rsid="467350f6"/>
    </style:style>
    <style:style style:name="T362" style:family="text">
      <style:text-properties officeooo:rsid="468af788"/>
    </style:style>
    <style:style style:name="T363" style:family="text">
      <style:text-properties officeooo:rsid="468bd24f"/>
    </style:style>
    <style:style style:name="T364" style:family="text">
      <style:text-properties officeooo:rsid="46960775"/>
    </style:style>
    <style:style style:name="T365" style:family="text">
      <style:text-properties officeooo:rsid="4486a873"/>
    </style:style>
    <style:style style:name="T366" style:family="text">
      <style:text-properties officeooo:rsid="448c3ab1"/>
    </style:style>
    <style:style style:name="T367" style:family="text">
      <style:text-properties officeooo:rsid="463c8793"/>
    </style:style>
    <style:style style:name="T368" style:family="text">
      <style:text-properties officeooo:rsid="46a1e6f0"/>
    </style:style>
    <style:style style:name="T369" style:family="text">
      <style:text-properties officeooo:rsid="465ce583"/>
    </style:style>
    <style:style style:name="T370" style:family="text">
      <style:text-properties officeooo:rsid="453d59cc"/>
    </style:style>
    <style:style style:name="T371" style:family="text">
      <style:text-properties officeooo:rsid="4659d2a0"/>
    </style:style>
    <style:style style:name="T372" style:family="text">
      <style:text-properties officeooo:rsid="46a90cbe"/>
    </style:style>
    <style:style style:name="T373" style:family="text">
      <style:text-properties officeooo:rsid="46aaa102"/>
    </style:style>
    <style:style style:name="T374" style:family="text">
      <style:text-properties officeooo:rsid="46b0aef7"/>
    </style:style>
    <style:style style:name="T375" style:family="text">
      <style:text-properties officeooo:rsid="46b14664"/>
    </style:style>
    <style:style style:name="T376" style:family="text">
      <style:text-properties officeooo:rsid="46b4e834"/>
    </style:style>
    <style:style style:name="T377" style:family="text">
      <style:text-properties officeooo:rsid="4531aea2"/>
    </style:style>
    <style:style style:name="T378" style:family="text">
      <style:text-properties fo:font-weight="bold" style:font-weight-asian="bold" style:font-weight-complex="bold"/>
    </style:style>
    <style:style style:name="T379" style:family="text">
      <style:text-properties fo:font-weight="bold" officeooo:rsid="46d03285" style:font-weight-asian="bold" style:font-weight-complex="bold"/>
    </style:style>
    <style:style style:name="T380" style:family="text">
      <style:text-properties officeooo:rsid="46b6ca99"/>
    </style:style>
    <style:style style:name="T381" style:family="text">
      <style:text-properties officeooo:rsid="46b80a21"/>
    </style:style>
    <style:style style:name="T382" style:family="text">
      <style:text-properties officeooo:rsid="46b80e92"/>
    </style:style>
    <style:style style:name="T383" style:family="text">
      <style:text-properties officeooo:rsid="46d03285"/>
    </style:style>
    <style:style style:name="T384" style:family="text">
      <style:text-properties officeooo:rsid="46d1ef9f"/>
    </style:style>
    <style:style style:name="T385" style:family="text">
      <style:text-properties officeooo:rsid="46d3ee06"/>
    </style:style>
    <style:style style:name="T386" style:family="text">
      <style:text-properties officeooo:rsid="45e5e72a"/>
    </style:style>
    <style:style style:name="T387" style:family="text">
      <style:text-properties officeooo:rsid="46d5e339"/>
    </style:style>
    <style:style style:name="T388" style:family="text">
      <style:text-properties officeooo:rsid="46d744bd"/>
    </style:style>
    <style:style style:name="T389" style:family="text">
      <style:text-properties officeooo:rsid="46d78693"/>
    </style:style>
    <style:style style:name="T390" style:family="text">
      <style:text-properties officeooo:rsid="46d8bc0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ext:p text:style-name="P6"/>
      <text:p text:style-name="P5"/>
      <text:p text:style-name="P5"/>
      <text:p text:style-name="P121">Dračák</text:p>
      <text:p text:style-name="P117"/>
      <text:p text:style-name="P117"/>
      <text:p text:style-name="P122">podle staré školy</text:p>
      <text:p text:style-name="P118"/>
      <text:p text:style-name="P123">KOUZELNÉ PŘEDMĚTY</text:p>
      <text:p text:style-name="P118"/>
      <text:p text:style-name="P119"/>
      <text:p text:style-name="P118"/>
      <text:p text:style-name="P118"/>
      <text:p text:style-name="P118"/>
      <text:p text:style-name="P118"/>
      <text:p text:style-name="P118"><text:soft-page-break/></text:p>
      <text:p text:style-name="P120"/>
      <text:p text:style-name="P1">Michal Světlý</text:p>
      <text:p text:style-name="P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29"><text:a xlink:type="simple" xlink:href="#__RefHeading___Toc301_2547754490" text:style-name="Internet_20_link" text:visited-style-name="Internet_20_link">Léčivé masti a kameny</text:a><text:tab/>3</text:p>
          <text:p text:style-name="P130"><text:a xlink:type="simple" xlink:href="#__RefHeading___Toc303_2547754490" text:style-name="Internet_20_link" text:visited-style-name="Internet_20_link">Neobvyklé předměty</text:a><text:tab/>4</text:p>
          <text:p text:style-name="P130"><text:a xlink:type="simple" xlink:href="#__RefHeading___Toc305_2547754490" text:style-name="Internet_20_link" text:visited-style-name="Internet_20_link">Schopnosti předmětů</text:a><text:tab/>5</text:p>
        </text:index-body>
      </text:table-of-content>
      <text:p text:style-name="P127"/>
      <text:p text:style-name="P3"/>
      <text:p text:style-name="P3"/>
      <text:p text:style-name="P3"/>
      <text:p text:style-name="P3"/>
      <text:p text:style-name="P3"/>
      <text:p text:style-name="P3"/>
      <text:p text:style-name="P3"/>
      <text:p text:style-name="P3"/>
      <text:p text:style-name="P3"/>
      <text:p text:style-name="P2">Verze 0.<text:span text:style-name="T27">0</text:span></text:p>
      <text:h text:style-name="P139" text:outline-level="2"><text:soft-page-break/>TODO:</text:h>
      <text:p text:style-name="P210">TODO: Zbraně z různejch kovů (i když to asi nejsou kouzelný předměty, <text:span text:style-name="T383">takže to možná dát do kapitoly </text:span><text:span text:style-name="T379">Vzácné materiály</text:span>)</text:p>
      <text:p text:style-name="Text_20_body">TODO: Zbroje z kůže různých potvor</text:p>
      <text:p text:style-name="Text_20_body">- bazilišek, obří varan, mantikora...<text:line-break/>- ideálně by to měly bejt potvory z bestiáře</text:p>
      <text:p text:style-name="P209">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08"><text:span text:style-name="T354">TODO: </text:span>Do nabídky obchodníků v<text:span text:style-name="T358">e stávající</text:span> kampani dát určitě sledovací mapu – zavede postavy do nějakého dungeonu (možná bubákova věž?)</text:p>
      <text:p text:style-name="P114">TODO: Do bestiáře dát potvory, které nemají rády sluneční světlo (skřeti, možná nemrtví) a potvory, které se na slunečním světle rozpadnou v prach (upír?). /* Aby byl k něčemu <text:s/><text:span text:style-name="T33">sluneční prsten</text:span> */</text:p>
      <text:p text:style-name="P116"><text:span text:style-name="T363">TODO: </text:span><text:span text:style-name="T103">Z </text:span><text:span text:style-name="T104">Opuštěné pevnosti vyhodit mast </text:span><text:span text:style-name="T136">na popáleniny</text:span><text:span text:style-name="T104"> (možná místo ní dát </text:span><text:span text:style-name="T136">léčivý rubín</text:span><text:span text:style-name="T104">).</text:span></text:p>
      <text:h text:style-name="P140" text:outline-level="2">Účinky materiálů</text:h>
      <text:p text:style-name="P97">Meteoritické železo - <text:span text:style-name="T341">upírské schopnosti: vidění potmě, sání krve</text:span></text:p>
      <text:p text:style-name="P97">Ocel</text:p>
      <text:p text:style-name="P97">Bronz</text:p>
      <text:p text:style-name="P97"><text:soft-page-break/>Měď – <text:span text:style-name="T372">ochrana (dělají se z ní ochranné amulety)</text:span></text:p>
      <text:p text:style-name="P97">Stříbro</text:p>
      <text:p text:style-name="P97">Zlato</text:p>
      <text:p text:style-name="P97">Sluneční ocel</text:p>
      <text:p text:style-name="P97">Měsíční ocel</text:p>
      <text:p text:style-name="P97">Mitril</text:p>
      <text:p text:style-name="P200">Platina <text:span text:style-name="T384">(</text:span><text:span text:style-name="T61">prsten neviditelnosti</text:span><text:span text:style-name="T384"> je platinový, tak možná obecně prsteny a předměty na sesílání kouzel?)</text:span></text:p>
      <text:p text:style-name="P201"><text:span text:style-name="T380">Ebenové dřevo – </text:span><text:span text:style-name="T121">nasávání</text:span><text:span text:style-name="T380"> kouzel</text:span></text:p>
      <text:h text:style-name="P141" text:outline-level="2">Symbolika kamenů</text:h>
      <text:p text:style-name="P98">Hematit <text:span text:style-name="T347">–</text:span> krev, krvácející zranění</text:p>
      <text:p text:style-name="P98">Rubín <text:span text:style-name="T347">–</text:span> oheň, teplo</text:p>
      <text:p text:style-name="P98"><text:span text:style-name="T387">S</text:span>afír <text:span text:style-name="T387">(modrý)</text:span> <text:span text:style-name="T347">–</text:span> mráz, chlad</text:p>
      <text:p text:style-name="P98">Křišťál <text:span text:style-name="T387">(čirý)</text:span> <text:span text:style-name="T347">–</text:span> led</text:p>
      <text:p text:style-name="P98">Smaragd <text:span text:style-name="T387">(zelený)</text:span> <text:span text:style-name="T347">–</text:span> jed</text:p>
      <text:p text:style-name="P98"><text:span text:style-name="T339">Modrý t</text:span>opaz <text:span text:style-name="T347">–</text:span> blesk</text:p>
      <text:p text:style-name="P98">Kalcit <text:span text:style-name="T347">–</text:span> vnitřní zranění, zhmožděniny, zlomeniny</text:p>
      <text:p text:style-name="P98">Pyrit <text:span text:style-name="T347">–</text:span> žíravin<text:span text:style-name="T335">a</text:span></text:p>
      <text:p text:style-name="P211"><text:span text:style-name="T124">L</text:span><text:span text:style-name="T388">azurit (modrý) – pravda</text:span></text:p>
      <text:p text:style-name="P98">Oranžový karneol <text:span text:style-name="T347">–</text:span> telekineze</text:p>
      <text:p text:style-name="P98"><text:soft-page-break/>Jantar <text:span text:style-name="T347">–</text:span> působení na hmyz</text:p>
      <text:p text:style-name="P211"><text:span text:style-name="T386">Tyskys – voda, </text:span><text:span text:style-name="T124">d</text:span><text:span text:style-name="T125">ýchání pod vodou</text:span></text:p>
      <text:p text:style-name="P98"><text:span text:style-name="T344">Černý onyx</text:span> <text:span text:style-name="T347">–</text:span> uhranutí</text:p>
      <text:p text:style-name="P98"><text:span text:style-name="T337">Apatit –</text:span> <text:span text:style-name="T336">duševní zranění</text:span></text:p>
      <text:p text:style-name="P106"><text:span text:style-name="T349">Čirý d</text:span>iamant – neviditelnost</text:p>
      <text:p text:style-name="P188">Sluneční kámen (sunstone) – sluneční světlo</text:p>
      <text:p text:style-name="P189">Fialový ametyst <text:span text:style-name="T371">–</text:span> jasnovidnost</text:p>
      <text:h text:style-name="Heading_20_4" text:outline-level="4">Nepoužito:</text:h>
      <text:p text:style-name="P212">Garnet <text:span text:style-name="T347">–</text:span> štěstí v boji</text:p>
      <text:h text:style-name="Heading_20_2" text:outline-level="2"><text:span text:style-name="T266">Příběhy</text:span> kouzelných předmětů</text:h>
      <text:p text:style-name="P109"><text:span text:style-name="T88">A</text:span><text:span text:style-name="T89">ž</text:span> budeš vybírat kouzeln<text:span text:style-name="T359">é</text:span> předmět<text:span text:style-name="T359">y</text:span>, <text:span text:style-name="T360">které budou moci hráči získat,</text:span> zamysli se, jak<text:span text:style-name="T359">ý</text:span> příběh se k<text:span text:style-name="T359">e každému z nich</text:span> váže. Kdo ho vyrobil a proč? Kdo ho naposledy vlastnil? Jak a proč se dostal tam, kde teď je? <text:span text:style-name="T265">Odpovědi na tyto otázky se pak pokus dostat do hry. Mohou je znát cizí postavy, může to být někde napsané, může o tom vyprávět kouzelná socha a podobně.</text:span></text:p>
      <text:h text:style-name="P142" text:outline-level="2">Sesílání kouzel ze svitků a předmětů</text:h>
      <text:p text:style-name="Example">/*</text:p>
      <text:p text:style-name="Example">TLDR:</text:p>
      <text:p text:style-name="Example"><text:soft-page-break/>•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62">Na obojí musí mít úroveň.</text:span></text:p>
      <text:p text:style-name="Example">• Kouzelník může mít připravena všechna kouzla, která umí, a navíc jedno z libovolného svitku nebo grimoáru a jedno z libovolné hůlky.</text:p>
      <text:p text:style-name="Example">• Nekouzelník si může připravit pouze kouzlo z hůlky (a při seslání ji musí držet v ruce), případně sesílat kouzla s omezeným počtem seslání (spotřebováním svitku nebo krystalu vsazeného do předmětu).</text:p>
      <text:p text:style-name="Example">*/</text:p>
      <text:p text:style-name="P111"><text:span text:style-name="T280">Nehledě na to, jestli kouzlo sesíláš sám, ze svitku nebo pomocí nějakého předmětu, </text:span><text:span text:style-name="T90">p</text:span><text:span text:style-name="T91">latí stejná pravidla</text:span><text:span text:style-name="T280">: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12"><text:span text:style-name="T92">Kouzl</text:span><text:span text:style-name="T94">o</text:span><text:span text:style-name="T92"> zapsan</text:span><text:span text:style-name="T94">é</text:span><text:span text:style-name="T92"> na svit</text:span><text:span text:style-name="T94">ku</text:span><text:span text:style-name="T92"> nebo v grimoár</text:span><text:span text:style-name="T94">u</text:span><text:span text:style-name="T92"> j</text:span><text:span text:style-name="T95">e možno použít třemi způsoby.</text:span></text:p>
      <text:list xml:id="list2209981715" text:style-name="L1">
        <text:list-item>
          <text:p text:style-name="P165"><text:span text:style-name="T92">P</text:span><text:span text:style-name="T87">okud se svitku nebo grimoáru dotýkáš, můžeš obsažené kouzlo seslat </text:span><text:span text:style-name="T92">tím, že nahlas vysloví</text:span><text:span text:style-name="T87">š</text:span><text:span text:style-name="T92"> zaklínací formuli a provede</text:span><text:span text:style-name="T87">š</text:span><text:span text:style-name="T92"> příslušná gesta. </text:span><text:span text:style-name="T101">Takto můžeš seslat libovolné kouzlo nehledě na tvoji úroveň, už na první úrovni tedy můžeš seslat pokročilé nebo mistrovské kouzlo. </text:span><text:span text:style-name="T92">Text </text:span><text:span text:style-name="T102">kouzla ovšem </text:span><text:span text:style-name="T105">poté</text:span><text:span text:style-name="T92"> ze svitku nebo knihy zmizí </text:span><text:span text:style-name="T102">a</text:span><text:span text:style-name="T92"> kouzlo se </text:span><text:span text:style-name="T102">tedy</text:span><text:span text:style-name="T92"> spotřebuje.</text:span></text:p>
        </text:list-item>
      </text:list>
      <text:p text:style-name="P113"><text:soft-page-break/><text:span text:style-name="T95">Pokud jsi kouzelník </text:span><text:span text:style-name="T97">a máš úroveň na to, aby ses toto kouzlo mohl naučit</text:span><text:span text:style-name="T95">, máš ještě dvě možnosti:</text:span></text:p>
      <text:list xml:id="list1819653691" text:style-name="L2">
        <text:list-item>
          <text:p text:style-name="P166"><text:span text:style-name="T93">M</text:span><text:span text:style-name="T95">ůžeš </text:span><text:span text:style-name="T106">si ho</text:span><text:span text:style-name="T361"> připravit navíc k těm, která umíš. Při přípravě se musíš svitku nebo grimoáru dotýkat a číst z něj text kouzla, při následném sesílání už </text:span><text:span text:style-name="T95">h</text:span><text:span text:style-name="T99">o</text:span><text:span text:style-name="T361"> u sebe mít nemusíš. </text:span><text:span text:style-name="T95">Z</text:span><text:span text:style-name="T98">e svitků a grimoárů</text:span><text:span text:style-name="T361"> si můžeš současně připravit jen jedno kouzlo</text:span><text:span text:style-name="T93">. </text:span><text:span text:style-name="T107">Když</text:span><text:span text:style-name="T279"> takto připravené kouzlo sešleš, na svitku nebo v knize zůstane.</text:span></text:p>
        </text:list-item>
        <text:list-item>
          <text:p text:style-name="P166"><text:span text:style-name="T95">Při přestupu na další úroveň se můžeš </text:span><text:span text:style-name="T361">kouzlo naučit místo </text:span><text:span text:style-name="T95">n</text:span><text:span text:style-name="T96">ějakého z pravidel. </text:span><text:span text:style-name="T108">Z knihy nebo svitku nezmizí</text:span><text:span text:style-name="T361">.</text:span></text:p>
        </text:list-item>
      </text:list>
      <text:h text:style-name="Heading_20_3" text:outline-level="3"><text:span text:style-name="T279">Kouzelnické h</text:span>ůlk<text:span text:style-name="T280">y</text:span></text:h>
      <text:p text:style-name="P115">S kouzelnickou hůlkou v ruce si můžeš připravit kouzlo, které umožňuje seslat, i když neumíš kouzlit. Trvá to zhruba minutu, musíš se při tom soustředit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text:span text:style-name="T364">a navíc k jednomu kouzlu z nějakého svitku nebo grimoáru</text:span>.<text:line-break/><text:tab/>Kouzlo z hůlky si můžeš připravit a následně ho seslat nehledě na tvou úroveň – už na první úrovni tedy můžeš použít hůlku s pokročilým nebo mistrovským kouzlem.</text:p>
      <text:h text:style-name="P144" text:outline-level="3"><text:soft-page-break/>Předměty se vsazenými krystaly</text:h>
      <text:p text:style-name="P110"><text:span text:style-name="T280">Některé předměty, nejčastěji kouzelnické hole nebo prsteny, mají do sebe vsazené tlumeně žhnoucí krystaly. Každý z nich umožňuje jednou seslat určené kouzlo, poté pohasne. Kouzlo sesílané </text:span><text:span text:style-name="T100">z</text:span><text:span text:style-name="T280">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38" text:outline-level="1"><text:span text:style-name="T375">Kouzelné předměty</text:span></text:h>
      <text:list xml:id="list2072437596" text:style-name="L3">
        <text:list-item>
          <text:p text:style-name="P167"><text:span text:style-name="T22">Kolonka </text:span><text:span text:style-name="T51">Úrovně</text:span><text:span text:style-name="T342"> říká, na kterých úrovních mohou postavy na tento předmět narazit. Létající koberec by například měly získat až na mistrovských úrovních (tedy od 9. výš).</text:span></text:p>
        </text:list-item>
        <text:list-item>
          <text:p text:style-name="P169">V kolonce <text:span text:style-name="T33">Prodej</text:span> je prodejní cena předmětu, tedy za kolik ho od postav koupí obchodník. Nákupní cena, tedy když by si jej postavy chtěli od obchodníka koupit, je dvakrát vyšší.</text:p>
        </text:list-item>
      </text:list>
      <text:h text:style-name="P143" text:outline-level="2">Léčivé kameny</text:h>
      <text:p text:style-name="P170"><text:span text:style-name="T365">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54">hematit</text:span><text:span text:style-name="T365"> například léčí otevřená, krvácející zranění). Ošetření každého zranění léčivým kamenem zabere zhruba minutu.</text:span></text:p>
      <text:h text:style-name="P146" text:outline-level="4"><text:span text:style-name="T338">Léčivý h</text:span>ematit</text:h>
      <text:p text:style-name="P103"><text:span text:style-name="T46">Nákup:</text:span> <text:span text:style-name="T248">150</text:span> zl<text:line-break/><text:span text:style-name="T206">Úrovně:</text:span><text:span text:style-name="T197"> </text:span><text:span text:style-name="T196">mistrovské</text:span></text:p>
      <text:p text:style-name="P176"><text:span text:style-name="T137">L</text:span><text:span text:style-name="T138">éčivý</text:span><text:span text:style-name="T38"> h</text:span><text:span text:style-name="T55">ematit</text:span><text:span text:style-name="T366"> je kovově lesklý polodrahokam barvy krve. Léčí otevřená, krvácející zranění, což jsou nejčastěji</text:span><text:span text:style-name="T84"> </text:span><text:span text:style-name="T156">sečné</text:span><text:span text:style-name="T84"> a </text:span><text:span text:style-name="T157">bodné</text:span><text:span text:style-name="T84"> rány, například po zásahu mečem </text:span><text:span text:style-name="T85">nebo </text:span><text:span text:style-name="T84">šípem.</text:span></text:p>
      <text:h text:style-name="P146" text:outline-level="4"><text:soft-page-break/><text:span text:style-name="T338">Léčivý r</text:span>ubín</text:h>
      <text:p text:style-name="P103"><text:span text:style-name="T46">Nákup:</text:span> <text:span text:style-name="T247">50</text:span> zl<text:line-break/><text:span text:style-name="T206">Úrovně:</text:span><text:span text:style-name="T197"> </text:span><text:span text:style-name="T198">pokročilé</text:span></text:p>
      <text:p text:style-name="P171"><text:span text:style-name="T137">L</text:span><text:span text:style-name="T138">éčivý</text:span><text:span text:style-name="T43"> r</text:span><text:span text:style-name="T33">ubín</text:span> je rudý, <text:span text:style-name="T192">vybroušený</text:span> drahokam. Léčí <text:span text:style-name="T186">zranění</text:span> <text:span text:style-name="T185">způsobené</text:span> <text:span text:style-name="T160">ohněm</text:span>.</text:p>
      <text:h text:style-name="P146" text:outline-level="4"><text:span text:style-name="T338">Léčivý s</text:span>afír</text:h>
      <text:p text:style-name="P103"><text:span text:style-name="T46">Nákup:</text:span> <text:span text:style-name="T247">4</text:span>0 zl<text:line-break/><text:span text:style-name="T206">Úrovně:</text:span><text:span text:style-name="T197"> </text:span><text:span text:style-name="T198">pokročilé</text:span></text:p>
      <text:p text:style-name="P171"><text:span text:style-name="T137">L</text:span><text:span text:style-name="T138">éčivý</text:span><text:span text:style-name="T43"> s</text:span><text:span text:style-name="T33">afír</text:span> je <text:span text:style-name="T235">tmavě</text:span> modrý, <text:span text:style-name="T192">vybroušený</text:span> dr<text:span text:style-name="T175">a</text:span>hokam. Léčí<text:span text:style-name="T83"> zranění </text:span><text:span text:style-name="T165">mrazem</text:span><text:span text:style-name="T83">.</text:span></text:p>
      <text:h text:style-name="P146" text:outline-level="4"><text:span text:style-name="T338">Léčivý s</text:span>maragd</text:h>
      <text:p text:style-name="P103"><text:span text:style-name="T46">Nákup:</text:span> <text:span text:style-name="T247">75</text:span> zl</text:p>
      <text:p text:style-name="P103"><text:span text:style-name="T206">Úrovně:</text:span><text:span text:style-name="T197"> </text:span><text:span text:style-name="T198">pokročilé</text:span></text:p>
      <text:p text:style-name="P172"><text:span text:style-name="T137">L</text:span><text:span text:style-name="T138">éčivý</text:span><text:span text:style-name="T42"> smaragd</text:span><text:span text:style-name="T191"> je </text:span>z<text:span text:style-name="T159">elený, vybroušený drahokam. Léčí zranění způsobené </text:span><text:span text:style-name="T169">jedem</text:span><text:span text:style-name="T159">.</text:span></text:p>
      <text:h text:style-name="P147" text:outline-level="4"><text:span text:style-name="T338">Léčivý</text:span> topaz</text:h>
      <text:p text:style-name="P103"><text:span text:style-name="T46">Nákup:</text:span> <text:span text:style-name="T246">25</text:span> zl<text:line-break/><text:span text:style-name="T206">Úrovně:</text:span><text:span text:style-name="T197"> </text:span><text:span text:style-name="T198">základní</text:span></text:p>
      <text:p text:style-name="P173"><text:span text:style-name="T137">L</text:span><text:span text:style-name="T138">éčivý</text:span><text:span text:style-name="T41"> </text:span><text:span text:style-name="T45">topaz</text:span> <text:span text:style-name="T190">je žlutý, vybroušený drahokam.</text:span> <text:span text:style-name="T190">Léčí zranění způsobená </text:span><text:span text:style-name="T181">bleskem</text:span><text:span text:style-name="T176">.</text:span></text:p>
      <text:h text:style-name="P146" text:outline-level="4"><text:span text:style-name="T338">Léčivý k</text:span>alcit</text:h>
      <text:p text:style-name="P103"><text:span text:style-name="T46">Nákup:</text:span> <text:span text:style-name="T247">100</text:span> zl<text:line-break/><text:span text:style-name="T206">Úrovně:</text:span><text:span text:style-name="T197"> </text:span><text:span text:style-name="T196">mistrovské</text:span></text:p>
      <text:p text:style-name="P174"><text:soft-page-break/><text:span text:style-name="T137">L</text:span><text:span text:style-name="T138">éčivý</text:span><text:span text:style-name="T44"> k</text:span><text:span text:style-name="T33">alcit</text:span> je <text:span text:style-name="T189">do žluta zbarvený,</text:span> perleťově lesklý krystal. Léčí vnitřní zranění, zhmožděniny a zlomeniny. Ta obvykle vznikají při pádu, v boji beze zbraně, zásahem <text:span text:style-name="T158">drtivou</text:span> zbraní nebo ranou, která neprošla zbrojí.</text:p>
      <text:h text:style-name="P146" text:outline-level="4"><text:span text:style-name="T338">Léčivý p</text:span>yrit</text:h>
      <text:p text:style-name="P104"><text:span text:style-name="T46">Nákup:</text:span> <text:span text:style-name="T247">1</text:span>5 zl<text:line-break/><text:span text:style-name="T206">Úrovně:</text:span><text:span text:style-name="T197"> </text:span><text:span text:style-name="T198">základní</text:span></text:p>
      <text:p text:style-name="P175"><text:span text:style-name="T137">L</text:span><text:span text:style-name="T138">éčivý</text:span><text:span text:style-name="T40"> p</text:span><text:span text:style-name="T33">yrit</text:span> je mosazně žlutý kámen s kovovým leskem. <text:span text:style-name="T176">Léčí zranění způsobená </text:span><text:span text:style-name="T177">žíravinou</text:span><text:span text:style-name="T176">.</text:span></text:p>
      <text:h text:style-name="P148" text:outline-level="4">Léčivý apatit</text:h>
      <text:p text:style-name="P104"><text:span text:style-name="T46">Nákup:</text:span> <text:span text:style-name="T247">2</text:span>5 zl<text:line-break/><text:span text:style-name="T206">Úrovně:</text:span><text:span text:style-name="T197"> </text:span><text:span text:style-name="T198">základní</text:span></text:p>
      <text:p text:style-name="P102"><text:span text:style-name="T52">Léčivý apatit</text:span> <text:span text:style-name="T188">je</text:span> <text:span text:style-name="T346">modrozelený polodrahokam</text:span>. L<text:span text:style-name="T172">éčí </text:span><text:span text:style-name="T174">duševní</text:span><text:span text:style-name="T173"> zranění, tedy zranění způsobené </text:span><text:span text:style-name="T174">nehmotnými</text:span><text:span text:style-name="T173"> tvory nebo </text:span><text:span text:style-name="T174">duševními</text:span><text:span text:style-name="T173"> kouzly či schopnostmi.</text:span></text:p>
      <text:h text:style-name="Heading_20_2" text:outline-level="2"><text:span text:style-name="T234">Kouzelné</text:span> hračky</text:h>
      <text:h text:style-name="Heading_20_4" text:outline-level="4"><text:span text:style-name="T234">M</text:span>luvící panenka</text:h>
      <text:p text:style-name="P100">Mluvit s ní je jako mluvit s malým dítětem.</text:p>
      <text:h text:style-name="Heading_20_4" text:outline-level="4"><text:span text:style-name="T234">K</text:span>vákající žába</text:h>
      <text:p text:style-name="P99">Když ji pohladíš, zakváká.</text:p>
      <text:h text:style-name="Heading_20_4" text:outline-level="4"><text:soft-page-break/>Kouzelná kulička</text:h>
      <text:p text:style-name="P177"><text:span text:style-name="T367">Když ji položíš na zem, začne se kutálet pryč a když se ji pokusíš zvednout, </text:span><text:span text:style-name="T109">b</text:span><text:span text:style-name="T110">ude uhýbat</text:span><text:span text:style-name="T367">. Nikdy ale neuteče moc daleko a po chvíli se nechá chytit.</text:span></text:p>
      <text:h text:style-name="Heading_20_4" text:outline-level="4">Kouzelný vojáček</text:h>
      <text:p text:style-name="P101">Umí na rozkaz pochodovat, stát v pozoru a podobně. Když spíš, c<text:span text:style-name="T340">hrání tě před škorpióny, drobnými hlodavci a podobnou havětí.</text:span></text:p>
      <text:h text:style-name="Heading_20_4" text:outline-level="4">Kouzelná píšťalka</text:h>
      <text:p text:style-name="P57">Když se do ní foukne, sama zahraje melodii podle toho, jakou máš zrovna náladu.</text:p>
      <text:h text:style-name="Heading_20_2" text:outline-level="2">Prsteny</text:h>
      <text:h text:style-name="Heading_20_4" text:outline-level="4">Prsten černé vodoměrky</text:h>
      <text:p text:style-name="P44">Stříbrný <text:span text:style-name="T368">prsten</text:span> s černým symbolem vodoměrky</text:p>
      <text:p text:style-name="P51"><text:span text:style-name="T46">Nákup:</text:span><text:span text:style-name="T12"> </text:span><text:span text:style-name="T15">6</text:span><text:span text:style-name="T14">0</text:span><text:span text:style-name="T13"> zl</text:span><text:span text:style-name="T33"><text:line-break/>Úrovně:</text:span> <text:span text:style-name="T249">pokročilé</text:span></text:p>
      <text:p text:style-name="P65">Když máš nasazený <text:span text:style-name="T33">prsten černé vodoměrky</text:span>, můžeš chodit po hladině jakékoliv kapaliny.</text:p>
      <text:h text:style-name="P149" text:outline-level="4"><text:span text:style-name="T357">Upíří p</text:span>rsten</text:h>
      <text:p text:style-name="P41">Masivní prsten z černého meteorického železa</text:p>
      <text:p text:style-name="P105"><text:span text:style-name="T46">Nákup:</text:span><text:span text:style-name="T12"> </text:span><text:span text:style-name="T16">120</text:span><text:span text:style-name="T13"> zl</text:span><text:span text:style-name="T51"><text:line-break/>Úrovně:</text:span><text:span text:style-name="T342"> pokročilé</text:span></text:p>
      <text:p text:style-name="P92"><text:soft-page-break/>Když tento prsten ponoříš do krve čerstvě zraněného protivníka, vyléčí ti 1 život. <text:span text:style-name="T250">Znovu léčí až poté, co se vyléčíš do plných životů.</text:span></text:p>
      <text:h text:style-name="Heading_20_4" text:outline-level="4">Prsten uhranutí</text:h>
      <text:p text:style-name="P69">Zlatý prsten s <text:span text:style-name="T343">černým onyxem</text:span></text:p>
      <text:p text:style-name="P52"><text:span text:style-name="T46">Nákup:</text:span><text:span text:style-name="T12"> </text:span><text:span text:style-name="T18">20</text:span><text:span text:style-name="T13"> zl</text:span><text:span text:style-name="T33"><text:line-break/>Úrovně:</text:span> <text:span text:style-name="T326">základní</text:span></text:p>
      <text:p text:style-name="P93">Když máš nasazený tento prsten <text:span text:style-name="T327">a zadíváš se někomu upřeně do očí, dotyčný pocítí silné nechutenství, začne hlasitě škytat a zívat a po několik dalších hodin bude pociťovat úzkost a obavu, že na něj za každým rohem číhá neštěstí.</text:span></text:p>
      <text:h text:style-name="Heading_20_4" text:outline-level="4">Sluneční prsten</text:h>
      <text:p text:style-name="P38">Masivní <text:span text:style-name="T353">zlatý</text:span> prsten <text:span text:style-name="T353">se vsazeným slunečním kamenem</text:span></text:p>
      <text:p text:style-name="P178"><text:span text:style-name="T369">Když máš nasazený tento prsten a vyslovíš formuli </text:span><text:span text:style-name="T69">*Ór šemeš*</text:span><text:span text:style-name="T369">, </text:span><text:span text:style-name="T111">o</text:span><text:span text:style-name="T112">blast</text:span><text:span text:style-name="T369"> v </text:span><text:span text:style-name="T139">d</text:span><text:span text:style-name="T140">louhé</text:span><text:span text:style-name="T53"> vzdálenosti</text:span><text:span text:style-name="T369"> kolem se na několik minut osvětlí jako za jasného, slunečného dne. Světlo se nepohybuje s tebou. Před dalším použitím musíš prsten </text:span><text:span text:style-name="T113">po</text:span><text:span text:style-name="T369">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42"><text:span text:style-name="T263">M</text:span>asivní platinový prsten s <text:span text:style-name="T348">tlumeně žhnoucím</text:span> čirým diamantem</text:p>
      <text:p text:style-name="P31"><text:soft-page-break/><text:span text:style-name="T246">Nákup:</text:span><text:span text:style-name="T12"> </text:span><text:span text:style-name="T20">500</text:span><text:span text:style-name="T13"> zl</text:span><text:line-break/>Úrovně:<text:span text:style-name="T1"> </text:span><text:span text:style-name="T19">mistrovské</text:span><text:span text:style-name="T350"><text:line-break/>Počet použití:</text:span><text:span text:style-name="T18"> 1</text:span></text:p>
      <text:p text:style-name="P107">Tento prsten umožňuje vyslovením formule <text:span text:style-name="T356">*</text:span><text:span text:style-name="T86">Ij ryjut</text:span><text:span text:style-name="T356">*</text:span><text:span text:style-name="T355"> </text:span>na sebe seslat kouzlo <text:span text:style-name="T33">neviditelnost</text:span>. <text:span text:style-name="T351">Diamant při tom pohasne a znovu již kouzlo seslat nepůjde.</text:span></text:p>
      <text:h text:style-name="Heading_20_4" text:outline-level="4">Prsten pravdy</text:h>
      <text:p text:style-name="P43"><text:span text:style-name="T352">Stříbrný p</text:span>rsten s modrým lazuritem</text:p>
      <text:p text:style-name="P32"><text:span text:style-name="T246">Nákup:</text:span><text:span text:style-name="T12"> </text:span><text:span text:style-name="T20">50</text:span><text:span text:style-name="T13"> zl</text:span><text:line-break/>Úrovně:<text:span text:style-name="T1"> </text:span><text:span text:style-name="T21">základní</text:span></text:p>
      <text:p text:style-name="P179"><text:span text:style-name="T370">Dokud máš nasazený tento prsten, nemůžeš lhát. </text:span><text:span text:style-name="T114">N</text:span><text:span text:style-name="T115">emusíš ale na všechno odpovídat</text:span><text:span text:style-name="T370">.</text:span></text:p>
      <text:h text:style-name="Heading_20_2" text:outline-level="2">Čelenky</text:h>
      <text:h text:style-name="Heading_20_4" text:outline-level="4">Čelenka telekineze</text:h>
      <text:p text:style-name="P22">Tenká zlatá čelenka s oranžovým karneolem</text:p>
      <text:p text:style-name="P23"><text:span text:style-name="T199">Prodej</text:span><text:span text:style-name="T200">:</text:span><text:span text:style-name="T210"> </text:span><text:span text:style-name="T216">40</text:span><text:span text:style-name="T211"> zl</text:span><text:span text:style-name="T194"><text:line-break/>Úrovně: </text:span><text:span text:style-name="T196">mistrovské</text:span></text:p>
      <text:p text:style-name="P74"><text:span text:style-name="T262">Když si nasadíš tuto čelenku, můžeš</text:span> použít hraničářskou schopnost <text:span text:style-name="T33">telekineze</text:span>. <text:span text:style-name="T315">Budeš po tom ale vyčerpaný</text:span>, asi jako kdybys celou noc nespal. Dokud se pořádně nevyspíš, nebudeš se moci <text:span text:style-name="T33">soustředit</text:span><text:span text:style-name="T1">,</text:span> a tedy ani znovu použít tuto čelenku.</text:p>
      <text:h text:style-name="Heading_20_2" text:outline-level="2"><text:soft-page-break/>Amulety a náhrdelníky</text:h>
      <text:h text:style-name="Heading_20_4" text:outline-level="4">Amulet <text:span text:style-name="T252">nedetekovatelnosti</text:span></text:h>
      <text:p text:style-name="P190"><text:span text:style-name="T33">Fialový ametyst na </text:span><text:span text:style-name="T56">měděném řetízku</text:span></text:p>
      <text:p text:style-name="P187"><text:span text:style-name="T204">Prodej</text:span><text:span text:style-name="T205">:</text:span><text:span text:style-name="T210"> </text:span><text:span text:style-name="T228">200</text:span><text:span text:style-name="T211"> zl<text:line-break/></text:span><text:span text:style-name="T206">Úrovně:</text:span><text:span text:style-name="T229"> </text:span><text:span text:style-name="T128">m</text:span><text:span text:style-name="T129">istrovské</text:span></text:p>
      <text:p text:style-name="P67"><text:span text:style-name="T373">Když máš nasazený tento amulet, n</text:span>ení tě možné detekovat pomocí kouzel, schopností ani kouzelných předmětů. <text:span text:style-name="T373">N</text:span>eukážeš se na <text:span text:style-name="T33">sledovací mapě</text:span>, nejsi vidět kouzlem <text:span text:style-name="T33">oko</text:span> <text:span text:style-name="T286">ani</text:span> <text:span text:style-name="T33">křišťálovou koulí</text:span> a podobně.</text:p>
      <text:h text:style-name="Heading_20_4" text:outline-level="4">Hřejivý amulet</text:h>
      <text:p text:style-name="P33">Zlatý amulet se vsazeným rubínem</text:p>
      <text:p text:style-name="P24"><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P70">Dokud máš na sobě tento amulet, nepůsobí na tebe zima. Můžeš si tedy bez obav zaplavat v ledovém jezírku, vyspat se nahý na sněhu a podobně. <text:span text:style-name="T165">Mráz</text:span> tě zraňuje normálně.</text:p>
      <text:h text:style-name="Heading_20_4" text:outline-level="4">Chladivý amulet</text:h>
      <text:p text:style-name="P33">Stříbrný amulet se vsazeným safírem</text:p>
      <text:p text:style-name="P24"><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P71">Dokud máš na sobě tento amulet, nepůsobí na tebe <text:span text:style-name="T256">horko</text:span>. Můžeš tedy <text:span text:style-name="T256">například pohodlně běhat po rozpálené poušti, pracovat u rozpálené výhně, aniž by ses potil</text:span> a podobně. <text:span text:style-name="T164">Oheň</text:span> tě zraňuje normálně.</text:p>
      <text:h text:style-name="P150" text:outline-level="4"><text:soft-page-break/>Amulet vodního dechu</text:h>
      <text:p text:style-name="P202"><text:span text:style-name="T204">Amulet z </text:span><text:span text:style-name="T147">v</text:span><text:span text:style-name="T148">rbového</text:span><text:span text:style-name="T204"> dřeva se vsazeným tyrkys</text:span><text:span text:style-name="T208">em</text:span></text:p>
      <text:p text:style-name="P30"><text:span text:style-name="T199">Prodej</text:span><text:span text:style-name="T200">:</text:span><text:span text:style-name="T210"> </text:span><text:span text:style-name="T218">25</text:span><text:span text:style-name="T211"> zl</text:span><text:span text:style-name="T194"><text:line-break/>Úrovně:</text:span><text:span text:style-name="T209"> </text:span><text:span text:style-name="T217">základní</text:span></text:p>
      <text:p text:style-name="P96"><text:span text:style-name="T317">Tento amulet u</text:span>možňuje dýchat pod vodou.</text:p>
      <text:h text:style-name="Heading_20_2" text:outline-level="2">Talismany</text:h>
      <text:h text:style-name="Heading_20_4" text:outline-level="4">Talisman matení pach<text:span text:style-name="T237">u</text:span></text:h>
      <text:p text:style-name="P184">Kožený váček na šňůrce, uvnitř je zvířecí srst</text:p>
      <text:p text:style-name="P24"><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Text_20_body"><text:span text:style-name="T257">Dokud máš u sebe tento talisman,</text:span> <text:span text:style-name="T236">jsi cítit jako zvíře, </text:span><text:span text:style-name="T122">j</text:span><text:span text:style-name="T123">ehož srst je v amuletu</text:span><text:span text:style-name="T236">.</text:span></text:p>
      <text:p text:style-name="Example_20_Header">Poznámka:</text:p>
      <text:p text:style-name="Example"><text:span text:style-name="T316">Urči, o jaké zvíře se jedná. Obvykle</text:span> se používá pach medvěda nebo jiné šelmy, kterou psi raději nechají na pokoji.</text:p>
      <text:h text:style-name="Heading_20_4" text:outline-level="4">Talisman ochrany před hmyzem</text:h>
      <text:p text:style-name="P34"><text:span text:style-name="T382">Jantarový t</text:span>alisman <text:span text:style-name="T381">ve tvaru brouka</text:span></text:p>
      <text:p text:style-name="P25"><text:span text:style-name="T199">Prodej</text:span><text:span text:style-name="T200">:</text:span><text:span text:style-name="T210"> </text:span><text:span text:style-name="T219">1</text:span><text:span text:style-name="T218">5</text:span><text:span text:style-name="T211"> zl</text:span><text:span text:style-name="T194"><text:line-break/>Úrovně:</text:span><text:span text:style-name="T209"> </text:span><text:span text:style-name="T217">základní</text:span></text:p>
      <text:p text:style-name="P89">Dokud máš na krku tento talisman, hmyz si od tebe bude držet uctivou vzdálenost a nebudou na tebe útočit ani různí obří brouci <text:span text:style-name="T319">a jiné přerostlé varianty hmyzu</text:span>. Na pavouky <text:span text:style-name="T318">ovšem</text:span> nepůsobí.</text:p>
      <text:h text:style-name="P151" text:outline-level="4"><text:soft-page-break/>Nazar, <text:span text:style-name="T333">talisman proti uhranutí</text:span></text:h>
      <text:p text:style-name="P40"><text:span text:style-name="T334">Kulatý t</text:span>alisman se symbolem oka na tmavě modrém pozadí</text:p>
      <text:p text:style-name="P10">Dokud máš u sebe tento talisman, nepůsobí na tebe uhranutí.</text:p>
      <text:h text:style-name="Heading_20_2" text:outline-level="2">Piercing <text:span text:style-name="T234">a n</text:span>áušnice</text:h>
      <text:h text:style-name="Heading_20_2" text:outline-level="2">Zbraně</text:h>
      <text:p text:style-name="P133">TODO: Zbraně z různých materiálů: Sluneční ocel, měsíční ocel, mitril</text:p>
      <text:p text:style-name="P131"><text:span text:style-name="T233">Všechny kouzelné zbraně umožňují</text:span> <text:span text:style-name="T258">zraňovat</text:span> nehmotné tvory.</text:p>
      <text:p text:style-name="P131">/<text:span text:style-name="T320">* Hmm, toť otázka. Je to sice tradice, ale třeba u </text:span><text:span text:style-name="T50">ohnivého meče</text:span><text:span text:style-name="T320"> to moc nedává smysl... */</text:span></text:p>
      <text:h text:style-name="P152" text:outline-level="4">Ohnivý meč</text:h>
      <text:p text:style-name="P88"><text:span text:style-name="T204">M</text:span><text:span text:style-name="T203">eč s čepelí </text:span><text:span text:style-name="T207">černou jako saze</text:span></text:p>
      <text:p text:style-name="P49"><text:span text:style-name="T204">Prodej</text:span><text:span text:style-name="T205">:</text:span><text:span text:style-name="T210"> </text:span><text:span text:style-name="T221">25</text:span><text:span text:style-name="T212">0</text:span><text:span text:style-name="T211"> zl</text:span><text:span text:style-name="T203"><text:line-break/>Úrovně:</text:span><text:span text:style-name="T194"> </text:span><text:span text:style-name="T196">mistrovské</text:span></text:p>
      <text:p text:style-name="P203"><text:span text:style-name="T313">Když je tento meč studený, jeho čepel je černá. Pokud ji na několik minut vložíš do ohně, začne rudě žhnout, na dotek bude ale pouze teplá. V tomto stavu zůstane, dokud nevyslovíš formuli </text:span><text:span text:style-name="T65">*</text:span><text:span text:style-name="T63">Kvidžah</text:span><text:span text:style-name="T65">*</text:span><text:span text:style-name="T23">. </text:span><text:span text:style-name="T26">V</text:span><text:span text:style-name="T23"> </text:span><text:span text:style-name="T24">ten moment</text:span><text:span text:style-name="T25"> </text:span><text:span text:style-name="T24">vzplane a několik</text:span><text:span text:style-name="T245"> minut minut nepůjde nijak uhasit, poté opět zchladne a zčerná. Před dalším vzplanutím je ji třeba zase vložit do ohně.<text:line-break/><text:tab/>Planoucí čepel při zásahu přidává zranění</text:span><text:span text:style-name="T195"> 3kz </text:span><text:span text:style-name="T161">ohněm</text:span><text:span text:style-name="T195"> (odečítá se zbroj).</text:span></text:p>
      <text:h text:style-name="P152" text:outline-level="4">Meč noci</text:h>
      <text:p text:style-name="P35"><text:span text:style-name="T271">Meč </text:span>z meteoritického železa</text:p>
      <text:p text:style-name="P26"><text:soft-page-break/><text:span text:style-name="T199">Prodej</text:span><text:span text:style-name="T200">:</text:span><text:span text:style-name="T210"> </text:span><text:span text:style-name="T221">1</text:span><text:span text:style-name="T218">5</text:span><text:span text:style-name="T220">0</text:span><text:span text:style-name="T211"> zl</text:span><text:span text:style-name="T194"><text:line-break/>Úrovně:</text:span><text:span text:style-name="T209"> </text:span><text:span text:style-name="T220">pokročilé</text:span></text:p>
      <text:p text:style-name="P79"><text:span text:style-name="T270">Když ve tmě držíš tento meč, všechno v </text:span><text:span text:style-name="T47">kontaktní vzdálenosti</text:span><text:span text:style-name="T270"> vidíš jako za bílého dne. Nerozeznáš ovšem barvy a všechno kolem se dál topí ve tmě. Můžeš bez omezení bojovat na blízko.</text:span></text:p>
      <text:p text:style-name="P78">/<text:span text:style-name="T243">* Originálně dával větší damage nemrtvákům a hučel, když <text:s/>byl nějakej poblíž. Moc to ale nesedí. */</text:span></text:p>
      <text:p text:style-name="P78">/<text:span text:style-name="T244">* Mohl by ale fungovat na upíry, nebo dělat něco upírského. Nebo bejt něčím zajímavej v noci */</text:span></text:p>
      <text:h text:style-name="Heading_20_4" text:outline-level="4"><text:span text:style-name="T278">D</text:span>ýka <text:span text:style-name="T253">mnoha kovů</text:span></text:h>
      <text:p text:style-name="P36">Dlouhá, bohatě zdobená dýka s rovnou čepelí</text:p>
      <text:p text:style-name="P27"><text:span text:style-name="T199">Prodej</text:span><text:span text:style-name="T200">:</text:span><text:span text:style-name="T210"> </text:span><text:span text:style-name="T218">5</text:span><text:span text:style-name="T222">0</text:span><text:span text:style-name="T211"> zl</text:span><text:span text:style-name="T194"><text:line-break/>Úrovně:</text:span><text:span text:style-name="T209"> </text:span><text:span text:style-name="T222">pokročilé</text:span></text:p>
      <text:p text:style-name="P73">Když se <text:span text:style-name="T321">čepele</text:span> této dýky dotkneš nějakým kovovým předmětem a vyslovíš formuli <text:span text:style-name="T65">*</text:span><text:span text:style-name="T64">Šinah</text:span><text:span text:style-name="T65">*</text:span>, promění <text:span text:style-name="T321">se</text:span> v<text:span text:style-name="T253">e stejný</text:span> <text:span text:style-name="T322">kov</text:span>.</text:p>
      <text:h text:style-name="Heading_20_4" text:outline-level="4">Bezhlučný <text:span text:style-name="T242">dlouhý</text:span> luk</text:h>
      <text:p text:style-name="P37">Dlouhý luk z tisového dřeva s elfskými runami</text:p>
      <text:p text:style-name="P48"><text:span text:style-name="T204">Prodej</text:span><text:span text:style-name="T205">:</text:span><text:span text:style-name="T210"> </text:span><text:span text:style-name="T223">2</text:span><text:span text:style-name="T214">5</text:span><text:span text:style-name="T211"> zl</text:span><text:span text:style-name="T203"><text:line-break/>Úrovně:</text:span><text:span text:style-name="T194"> základní</text:span></text:p>
      <text:p text:style-name="P68">Tento dlouhý luk při výstřelu nevydává žádný zvuk.</text:p>
      <text:h text:style-name="Heading_20_4" text:outline-level="4"><text:span text:style-name="T323">+.*</text:span>Očarovaná hvězdice</text:h>
      <text:p text:style-name="P90"><text:span text:style-name="T204">T</text:span><text:span text:style-name="T203">rojcípá hvězdice z kalené oceli</text:span></text:p>
      <text:p text:style-name="P50"><text:soft-page-break/><text:span text:style-name="T204">Prodej</text:span><text:span text:style-name="T205">:</text:span><text:span text:style-name="T210"> </text:span><text:span text:style-name="T223">15</text:span><text:span text:style-name="T211"> zl</text:span><text:span text:style-name="T203"><text:line-break/>Úrovně:</text:span><text:span text:style-name="T194"> základní</text:span></text:p>
      <text:p text:style-name="P64">Pokud tato hvězdice nezasáhne cíl, bezpečně se <text:span text:style-name="T259">ti</text:span> vrátí do ruky.</text:p>
      <text:h text:style-name="Heading_20_4" text:outline-level="4">Teleskopická hůl</text:h>
      <text:p text:style-name="P185">Hůl z černého dřeva pokrytá jemnými stříbrnými runami</text:p>
      <text:p text:style-name="P204"><text:span text:style-name="T204">Prodej</text:span><text:span text:style-name="T205">:</text:span><text:span text:style-name="T210"> </text:span><text:span text:style-name="T130">4</text:span><text:span text:style-name="T224">0</text:span><text:span text:style-name="T211"> zl</text:span><text:span text:style-name="T206"><text:line-break/>Úrovně:</text:span><text:span text:style-name="T229"> </text:span><text:span text:style-name="T217">základní</text:span></text:p>
      <text:p text:style-name="P205"><text:span text:style-name="T217">T</text:span><text:span text:style-name="T209">ato hůl je pevná, jako kdyby byla z oceli. Když ji držíš v ruce a soustředíš se, můžeš ji </text:span><text:span text:style-name="T230">za jedno kolo</text:span><text:span text:style-name="T209"> zkrátit nebo prodloužit na libovolnou délku od půl metru do pěti metrů. </text:span><text:span text:style-name="T230">Musí na to ale být dost prostoru, hůl při zvětšování nevyvíjí žádnou znatelnou sílu.</text:span></text:p>
      <text:h text:style-name="Heading_20_4" text:outline-level="4">Zmijí dýka</text:h>
      <text:p text:style-name="P37">Krátká dýka s <text:span text:style-name="T324">vlnitou čepelí a</text:span> hlavicí ve tvaru hlavy zmije <text:span text:style-name="T328">s očima ze smaragdů</text:span></text:p>
      <text:p text:style-name="P28"><text:span text:style-name="T199">Prodej</text:span><text:span text:style-name="T200">:</text:span><text:span text:style-name="T210"> </text:span><text:span text:style-name="T224">50</text:span><text:span text:style-name="T211"> zl</text:span><text:span text:style-name="T194"><text:line-break/>Úrovně:</text:span><text:span text:style-name="T209"> </text:span><text:span text:style-name="T217">základní</text:span></text:p>
      <text:p text:style-name="P80">Kdy<text:span text:style-name="T324">koliv</text:span> tuto dýku tasíš, zasyčí jako had. Při zásahu je cíl otrávený zmijím jedem.</text:p>
      <text:h text:style-name="Heading_20_2" text:outline-level="2">Zbroj<text:span text:style-name="T374">e</text:span></text:h>
      <text:h text:style-name="P153" text:outline-level="4">Dračí zbroj</text:h>
      <text:p text:style-name="P206"><text:span text:style-name="T143">Těžká z</text:span><text:span text:style-name="T58">broj z </text:span><text:span text:style-name="T59">dračích šupin</text:span></text:p>
      <text:p text:style-name="P47"><text:soft-page-break/><text:span text:style-name="T204">Prodej</text:span><text:span text:style-name="T205">:</text:span><text:span text:style-name="T210"> </text:span><text:span text:style-name="T225">500</text:span><text:span text:style-name="T211"> zl</text:span><text:span text:style-name="T203"><text:line-break/>Úrovně:</text:span><text:span text:style-name="T194"> </text:span><text:span text:style-name="T201">mistrovské</text:span></text:p>
      <text:p text:style-name="P215"><text:span text:style-name="T132">Účinek této zbroje záleží na tom, z jakých šupin je vyrobena:</text:span></text:p>
      <text:list xml:id="list1050471705" text:style-name="L4">
        <text:list-item>
          <text:p text:style-name="P213"><text:span text:style-name="T131">V</text:span><text:span text:style-name="T134">e zbroji ze šupin rudého draka jsi imunní proti</text:span><text:span text:style-name="T202"> </text:span><text:span text:style-name="T162">ohn</text:span><text:span text:style-name="T163">i</text:span><text:span text:style-name="T155">.</text:span></text:p>
        </text:list-item>
        <text:list-item>
          <text:p text:style-name="P214"><text:span text:style-name="T131">V</text:span><text:span text:style-name="T134">e zbroji ze šupin bílého draka jsi imunní proti</text:span><text:span text:style-name="T154"> </text:span><text:span text:style-name="T166">m</text:span><text:span text:style-name="T167">raz</text:span><text:span text:style-name="T168">u</text:span><text:span text:style-name="T132">.</text:span></text:p>
        </text:list-item>
        <text:list-item>
          <text:p text:style-name="P214"><text:span text:style-name="T131">V</text:span><text:span text:style-name="T134">e zbroji ze šupin modrého draka jsi imunní proti</text:span><text:span text:style-name="T154"> </text:span><text:span text:style-name="T182">b</text:span><text:span text:style-name="T183">le</text:span><text:span text:style-name="T184">sku</text:span><text:span text:style-name="T132">.</text:span></text:p>
        </text:list-item>
        <text:list-item>
          <text:p text:style-name="P214"><text:span text:style-name="T131">V</text:span><text:span text:style-name="T134">e zbroji ze šupin černého draka jsi imunní proti</text:span><text:span text:style-name="T154"> </text:span><text:span text:style-name="T178">ž</text:span><text:span text:style-name="T179">íravin</text:span><text:span text:style-name="T180">ě</text:span><text:span text:style-name="T132">.</text:span></text:p>
        </text:list-item>
        <text:list-item>
          <text:p text:style-name="P214"><text:span text:style-name="T131">V</text:span><text:span text:style-name="T134">e zbroji ze šupin rudého draka jsi imunní proti všem</text:span><text:span text:style-name="T153"> </text:span><text:span text:style-name="T170">jed</text:span><text:span text:style-name="T171">ů</text:span><text:span text:style-name="T170">m</text:span><text:span text:style-name="T153">.</text:span></text:p>
        </text:list-item>
      </text:list>
      <text:h text:style-name="Heading_20_4" text:outline-level="4">Zbroj z obřího rejnoka</text:h>
      <text:p text:style-name="P135"><text:span text:style-name="T325">Lehká z</text:span>broj z hrubé, šedivé kůže</text:p>
      <text:p text:style-name="P136"><text:span text:style-name="T187">Prodej:</text:span><text:span text:style-name="T12"> </text:span><text:span text:style-name="T17">400</text:span><text:span text:style-name="T13"> zl</text:span><text:line-break/>Úrovně:<text:span text:style-name="T1"> </text:span><text:span text:style-name="T17">pokročilé</text:span></text:p>
      <text:p text:style-name="P134"><text:span text:style-name="T284">Kdykoliv tě v této zbroji</text:span> někdo zasáhne celokovovou zbraní (mečem, dýkou a podobně), přeskočí na něj elektrický výboj za 5kz bleskem (odečítá se zbroj).</text:p>
      <text:p text:style-name="P134">/<text:span text:style-name="T285">* Nemá to cooldown, protože protivníka nic nenutí útočit opakovaně. */</text:span></text:p>
      <text:h text:style-name="Heading_20_2" text:outline-level="2">Štíty</text:h>
      <text:h text:style-name="Heading_20_4" text:outline-level="4"><text:span text:style-name="T283">Proti</text:span>magický štít</text:h>
      <text:p text:style-name="P207"><text:span text:style-name="T144">M</text:span><text:span text:style-name="T143">ěděný</text:span><text:span text:style-name="T60"> štít </text:span><text:span text:style-name="T144">s</text:span><text:span text:style-name="T146">e</text:span><text:span text:style-name="T60"> </text:span><text:span text:style-name="T144">s</text:span><text:span text:style-name="T145">tříbrnými</text:span><text:span text:style-name="T60"> runami</text:span></text:p>
      <text:p text:style-name="P208"><text:span text:style-name="T204">Prodej</text:span><text:span text:style-name="T205">:</text:span><text:span text:style-name="T210"> </text:span><text:span text:style-name="T226">850</text:span><text:span text:style-name="T211"> zl</text:span><text:span text:style-name="T206"><text:line-break/>Úrovně:</text:span><text:span text:style-name="T229"> </text:span><text:span text:style-name="T128">m</text:span><text:span text:style-name="T133">istrovské</text:span></text:p>
      <text:p text:style-name="P83"><text:soft-page-break/>Když máš tento štít nasazený, automaticky pohltí první kouzlo, které je na tebe sesláno, <text:span text:style-name="T241">nehledě na to, jestli ti má uškodit nebo pomoci</text:span>. <text:span text:style-name="T238">Když se to stane, štít bude několik minut slabě zářit. Další kouzlo pohltí, až když opět pohasne.</text:span></text:p>
      <text:h text:style-name="Heading_20_2" text:outline-level="2">Oblečení</text:h>
      <text:h text:style-name="Heading_20_4" text:outline-level="4">Maska <text:span text:style-name="T287">mnoha podob</text:span></text:h>
      <text:p text:style-name="P15"><text:span text:style-name="T289">Jednoduchá k</text:span>arnevalová maska <text:span text:style-name="T329">na</text:span> horní polovinu tváře</text:p>
      <text:p text:style-name="P84">Když máš nasazenou tuto masku, vypadáš jako ten, na koho ses díval, když sis ji nasazoval. <text:span text:style-name="T288">Změní se i tvé oblečení a výbava, jde však o iluzi, takže ve skutečnosti máš stále svůj původní oděv a výstroj. V nové podobě máš stále viditelně nasazenou tuto masku. Když ji sundáš, iluze skončí.</text:span></text:p>
      <text:h text:style-name="P154" text:outline-level="4">Sedmimílové boty</text:h>
      <text:p text:style-name="P14">Vysoké kožené boty se střapci z koňských žíní</text:p>
      <text:p text:style-name="P94"><text:span text:style-name="T239">V těchto botách můžeš běžet</text:span> rychle jako kůň. <text:span text:style-name="T239">Jakmile ale uběhneš sedm mil, nebo se zastavíš, padneš vyčerpáním a musíš několik minut odpočívat, než budeš schopen vstát. Při chůzi nebo obyčejném běhu naopak únavu nepociťuješ.</text:span></text:p>
      <text:h text:style-name="Heading_20_4" text:outline-level="4">Elfí boty</text:h>
      <text:p text:style-name="P14">Zdobené nízké boty z měkké kůže</text:p>
      <text:p text:style-name="P82">Když máš obuté tyto bo<text:span text:style-name="T281">t</text:span>y, tvoje kroky <text:span text:style-name="T282">jsou zcela neslyšné</text:span>.</text:p>
      <text:h text:style-name="Heading_20_4" text:outline-level="4">Maskovací plášť</text:h>
      <text:p text:style-name="P181">Dlouhý šedivý plášť </text:p>
      <text:p text:style-name="P193"><text:soft-page-break/><text:span text:style-name="T38">Prodej:</text:span><text:span text:style-name="T12"> </text:span><text:span text:style-name="T116">4</text:span><text:span text:style-name="T14">00</text:span><text:span text:style-name="T13"> zl</text:span><text:span text:style-name="T51"><text:line-break/>Úrovně: mistrovské</text:span></text:p>
      <text:p text:style-name="P191">Když se přikrčíš a přehodíš přes sebe tento plášť, dokonale splyneš s okolím a všimnout si tě může jen ten, kdo na tebe přímo šlápne, nebo kdo tě ucítí. Pláštěm ale musíš být zakrytý celý, takže při tom nevidíš ven.</text:p>
      <text:h text:style-name="P161" text:outline-level="4">Plášť neviditelnosti</text:h>
      <text:p text:style-name="P180">Dlouhý černý plášť se stříbrným lemováním a s kápí</text:p>
      <text:p text:style-name="P168"><text:span text:style-name="T38">Prodej</text:span><text:span text:style-name="T39">:</text:span><text:span text:style-name="T12"> </text:span><text:span text:style-name="T14">500</text:span><text:span text:style-name="T13"> zl</text:span><text:span text:style-name="T33"><text:line-break/>Úrovně:</text:span> mistrovské</text:p>
      <text:p text:style-name="P192">Když se kompletně zahalíš do tohoto pláště, jsi neviditelný. Jelikož ti při tom <text:span text:style-name="T314">ale</text:span> nesmějí trčet ruce ven, nemůžeš při tom bojovat, střílet ani kouzlit.</text:p>
      <text:h text:style-name="Heading_20_2" text:outline-level="2"><text:span text:style-name="T149">H</text:span>ole</text:h>
      <text:p text:style-name="P72">Kouzelné hole umožňují komukoliv seslat určené kouzlo. Mají ovšem do sebe vsazené<text:span text:style-name="T260"> krystaly </text:span>a<text:span text:style-name="T260">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195"><text:span text:style-name="T142">J</text:span><text:span text:style-name="T141">asanová hůl se třemi žhnoucími rubíny</text:span></text:p>
      <text:p text:style-name="P195"><text:span text:style-name="T38">Prodej</text:span><text:span text:style-name="T39">:</text:span><text:span text:style-name="T12"> </text:span><text:span text:style-name="T14">50</text:span><text:span text:style-name="T13"> zl</text:span><text:span text:style-name="T51"><text:line-break/>Úrovně:</text:span><text:span text:style-name="T342"> </text:span><text:span text:style-name="T117">z</text:span><text:span text:style-name="T118">ákladní</text:span></text:p>
      <text:p text:style-name="P197"><text:soft-page-break/><text:span text:style-name="T119">K</text:span><text:span text:style-name="T120">dyž držíš tuto hůl</text:span><text:span text:style-name="T376">, můžeš vyslovením formule </text:span><text:span text:style-name="T70">*Eš nešef*</text:span><text:span text:style-name="T377"> a provedením příslušného gesta seslat kouzlo </text:span><text:span text:style-name="T57">ohnivá koule</text:span><text:span text:style-name="T377">. Po každém použití ovšem jeden z rubínů pohasne a když nesvítí žádný, hůl už není možno použít.</text:span></text:p>
      <text:h text:style-name="Heading_20_2" text:outline-level="2">Hůlky</text:h>
      <text:h text:style-name="P162" text:outline-level="4">Hůlka modrého blesku</text:h>
      <text:p text:style-name="P196">Dřevěná hůlka se staroelfskými runami <text:span text:style-name="T378">*Artak bárak*</text:span></text:p>
      <text:p text:style-name="P199"><text:span text:style-name="T38">Prodej</text:span><text:span text:style-name="T39">:</text:span><text:span text:style-name="T12"> </text:span><text:span text:style-name="T116">6</text:span><text:span text:style-name="T14">0</text:span><text:span text:style-name="T13"> zl</text:span><text:span text:style-name="T51"><text:line-break/>Úrovně:</text:span><text:span text:style-name="T342"> </text:span><text:span text:style-name="T117">z</text:span><text:span text:style-name="T118">ákladní</text:span></text:p>
      <text:p text:style-name="P198"><text:span text:style-name="T118">P</text:span><text:span text:style-name="T87">omocí této hůlky si můžeš připravit a následně seslat kouzlo </text:span><text:span text:style-name="T135">modrý blesk</text:span><text:span text:style-name="T87">.</text:span></text:p>
      <text:h text:style-name="Heading_20_4" text:outline-level="4">Mrazící hůlka</text:h>
      <text:p text:style-name="P182">Stříbrná hůlka s modrým safírem</text:p>
      <text:p text:style-name="P194"><text:span text:style-name="T38">Prodej</text:span><text:span text:style-name="T39">:</text:span><text:span text:style-name="T12"> </text:span><text:span text:style-name="T14">50</text:span><text:span text:style-name="T13"> zl</text:span><text:span text:style-name="T51"><text:line-break/>Úrovně:</text:span><text:span text:style-name="T342"> </text:span><text:span text:style-name="T117">z</text:span><text:span text:style-name="T118">ákladní</text:span></text:p>
      <text:p text:style-name="P95"><text:span text:style-name="T330">Dotyk této hůlky zmrazí</text:span> zhruba tolik vody, kolik se vejde do jednoho sudu. <text:span text:style-name="T331">Hůlka se tím zahřeje a následně trvá zhruba hodinu, než vychladne a bude ji možné znovu použít.</text:span></text:p>
      <text:h text:style-name="Heading_20_4" text:outline-level="4">Ebenová hůlka</text:h>
      <text:p text:style-name="P183">Hladká hůlka z ebenového dřeva</text:p>
      <text:p text:style-name="P66">Umí „chytit“ kouzlo a později ho seslat.</text:p>
      <text:p text:style-name="P66">/<text:span text:style-name="T251">* Asi automaticky, jen nesmí být nabitá */</text:span></text:p>
      <text:h text:style-name="Heading_20_4" text:outline-level="4"><text:soft-page-break/><text:span text:style-name="T269">+</text:span>Hůlka temnoty</text:h>
      <text:p text:style-name="P76">TODO: Kouzelná formule</text:p>
      <text:p text:style-name="P77"><text:span text:style-name="T33">Dosah:</text:span> dlouhý</text:p>
      <text:p text:style-name="P91">Když touto hůlkou ukážeš na nějaký <text:span text:style-name="T268">příruční</text:span> zdroj světla (louč, lucernu, svíčku a podobně) a vyslovíš formuli <text:span text:style-name="T62">*</text:span><text:span text:style-name="T68">Chošek</text:span><text:span text:style-name="T62">*</text:span>, obklopí ho mrak neproniknutelné temnoty, skrz kterou světlo nepronikne. <text:span text:style-name="T267">V jednu chvíli může být takto „zhasnutý“ pouze jeden zdroj světla, když tedy hůlku použiješ znovu, ten předchozí se zase rozsvítí.</text:span></text:p>
      <text:h text:style-name="Heading_20_2" text:outline-level="2">Žezla</text:h>
      <text:h text:style-name="Heading_20_4" text:outline-level="4"><text:span text:style-name="T264">+</text:span>Žezlo královského majestátu</text:h>
      <text:p text:style-name="P29"><text:span text:style-name="T199">Prodej</text:span><text:span text:style-name="T200">:</text:span><text:span text:style-name="T210"> </text:span><text:span text:style-name="T227">2000</text:span><text:span text:style-name="T211"> zl</text:span><text:span text:style-name="T194"><text:line-break/>Úrovně:</text:span><text:span text:style-name="T209"> </text:span><text:span text:style-name="T227">mistrovské</text:span></text:p>
      <text:p text:style-name="P39">Žezlo ze slonoviny s<text:span text:style-name="T332">e zlatou</text:span> hlavicí <text:span text:style-name="T332">s</text:span> perlami a drahokam<text:span text:style-name="T332">y</text:span></text:p>
      <text:p text:style-name="P75">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275">+</text:span>Žezlo <text:span text:style-name="T276">ohně a</text:span> <text:span text:style-name="T274">mrazu</text:span></text:h>
      <text:p text:style-name="P13">Mosazné žezlo s rubínem na jednom konci a safírem na druhém</text:p>
      <text:p text:style-name="P81"><text:soft-page-break/>Kdykoliv chceš vyvol<text:span text:style-name="T272">at</text:span> oheň, bude místo něj mráz a naopak. Místo <text:span text:style-name="T33">ohnivé koule</text:span> tedy například sešleš mrazivou kouli, <text:span text:style-name="T273">po vypití </text:span><text:span text:style-name="T48">lektvaru mrazivého dechu</text:span><text:span text:style-name="T273"> budeš dýchat oheň,</text:span> když aktivuješ <text:span text:style-name="T33">ohnivý meč</text:span>, z jeho čepele místo plamenů bude sálat mráz a podobně. <text:span text:style-name="T277">Ledová kouzla a efekty ovlivněna nejsou, kouzlo </text:span><text:span text:style-name="T49">ledová dýka</text:span><text:span text:style-name="T274"> tedy například stále stvoří kus ledu.</text:span></text:p>
      <text:h text:style-name="Heading_20_2" text:outline-level="2">Svitky</text:h>
      <text:p text:style-name="P45">Jednorázový svitek – možná by všechny svitky mohly mít trojí použití, tj. buď si z něj kouzelník kouzlo připraví, nebo se ho naučí, nebo se při seslání kouzla svitek spotřebuje (takhle může kouzlo seslat kdokoliv).</text:p>
      <text:p text:style-name="P45">- <text:span text:style-name="T261">jj, bude to tak. Kdokoliv může kouzlo seslat a tím svitek spotřebovat. Kouzelník si může kouzlo připravit (jen jedno, i když má svitků víc), nebo se ho ze svitku naučit.</text:span></text:p>
      <text:h text:style-name="Heading_20_2" text:outline-level="2"><text:span text:style-name="T150">Ostatní</text:span></text:h>
      <text:h text:style-name="Heading_20_4" text:outline-level="4">Létající koberec</text:h>
      <text:p text:style-name="P46"><text:span text:style-name="T38">Prodej</text:span><text:span text:style-name="T39">:</text:span><text:span text:style-name="T12"> </text:span><text:span text:style-name="T14">2000</text:span><text:span text:style-name="T13"> zl</text:span><text:span text:style-name="T33"><text:line-break/>Úrovně:</text:span> mistrovské</text:p>
      <text:p text:style-name="Text_20_body">- <text:span text:style-name="T193">s tímhle opatrně. Určitě až mistrovské úrovně. Unese jen jednu postavu. Možná sem hodit poznámku pro PJe, že tímhle dá postavám hodně velkou mobilitu.</text:span></text:p>
      <text:h text:style-name="Heading_20_4" text:outline-level="4"><text:span text:style-name="T312">+</text:span>Vzkazov<text:span text:style-name="T240">é</text:span> knih<text:span text:style-name="T240">y</text:span></text:h>
      <text:p text:style-name="Text_20_body">Co se do jedné napíše (ideálně třeba krví), se ve druhé objeví.</text:p>
      <text:h text:style-name="Heading_20_4" text:outline-level="4"><text:soft-page-break/><text:span text:style-name="T311">*.</text:span>Překladová kniha</text:h>
      <text:p text:style-name="P21">Malá kniha v kožené vazbě</text:p>
      <text:p text:style-name="P87">Tato zvláštní kniha bez názvu a autora má většinu stran prázdný<text:span text:style-name="T308">ch</text:span>. Když se něco napíše na levou stranu, na pravé se objeví přeložený text.</text:p>
      <text:p text:style-name="Example_20_Header">Poznámka:</text:p>
      <text:p text:style-name="Example"><text:span text:style-name="T310">Kniha překládá z libovolného jazyka, ale vždy do jednoho konkrétního. </text:span>Měl by to být <text:span text:style-name="T310">nějaký z těch</text:span>, který mohl znát ten, kdo ji vyrobil – tedy například staroelfština, starogoblinština a podobně. <text:span text:style-name="T309">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307">* Tohle by sice bylo užitečný v reálu (mapa s GPSkou), ale herně to není moc zajímavý a použitelný. */</text:span></text:p>
      <text:h text:style-name="Heading_20_4" text:outline-level="4"><text:span text:style-name="T307">*.Sledovací</text:span> mapa</text:h>
      <text:p text:style-name="P20">Ručně kreslená mapa na kvalitním pergamenu</text:p>
      <text:p text:style-name="P86">Tato mapa zobrazuje pozici <text:span text:style-name="T305">jednoho konkrétního</text:span> předmětu <text:span text:style-name="T303">(urči předem, co to je)</text:span>. Pokud s<text:span text:style-name="T306">e předmět dostane</text:span> z<text:span text:style-name="T304">e zmapované</text:span> oblasti, přestane se zobrazovat.</text:p>
      <text:p text:style-name="P128"><text:soft-page-break/>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Křišťálová koule</text:h>
      <text:p text:style-name="P56">Ukazuje, co se děje na jiném místě.<text:line-break/>- otázka je, na kterém. <text:span text:style-name="T232">Možná stačí vyslovit jméno toho, koho chci sledovat? V tom případě by měla omezený dosah (nejspíš dlouhou vzdálenost).</text:span></text:p>
      <text:p text:style-name="P61">- záleží na tom, ze které strany se na kouli díváš (můžeš s ní točit, pokud se chceš kouknout „z druhé strany“).</text:p>
      <text:h text:style-name="Heading_20_4" text:outline-level="4"><text:span text:style-name="T307">*.Propojené k</text:span>řištálové koule</text:h>
      <text:p text:style-name="P19"><text:span text:style-name="T298">Dvě p</text:span>růzračn<text:span text:style-name="T298">é </text:span>křišťálové koule o velikosti <text:span text:style-name="T298">jablka</text:span></text:p>
      <text:p text:style-name="P85">V každé z těchto koulí je vidět to, co je <text:span text:style-name="T301">vidět z místa, kde je zrovna ta druhá</text:span>. Obraz je sférický, <text:span text:style-name="T302">z</text:span>áleží <text:span text:style-name="T301">tedy</text:span> na tom, ze které strany se do koule díváš. <text:span text:style-name="T302">Můžeš s ní ale točit a podívat se tak do všech stran.</text:span></text:p>
      <text:p text:style-name="Example_20_Header">Poznámka:</text:p>
      <text:p text:style-name="Example"><text:span text:style-name="T299">Zvaž také možnost, že</text:span> postavy <text:span text:style-name="T300">nejprve</text:span> najdou jen jednu z těchto koulí a uvidí skrz ní místo, kde se nachází ta druhá.</text:p>
      <text:h text:style-name="Heading_20_4" text:outline-level="4"><text:span text:style-name="T297">*.</text:span><text:span text:style-name="T151">D</text:span><text:span text:style-name="T152">etekční</text:span> zvonek</text:h>
      <text:p text:style-name="Text_20_body">/<text:span text:style-name="T389">* </text:span><text:span text:style-name="T126">V</text:span><text:span text:style-name="T127">arovný</text:span><text:span text:style-name="T389"> zvonek */</text:span></text:p>
      <text:p text:style-name="P18">Malý zvonek se staroelfskými runami zavěšený na podstavci</text:p>
      <text:p text:style-name="P58"><text:span text:style-name="T296">Tento zvonek začne sám cinkat</text:span>, když je poblíž nějaký nehmotný tvor, například p<text:span text:style-name="T254">ř</text:span>ízrak.</text:p>
      <text:h text:style-name="Heading_20_4" text:outline-level="4"><text:soft-page-break/><text:span text:style-name="T295">*.</text:span>Kouzelná zápalka</text:h>
      <text:p text:style-name="P16">Velká zápalka dlouhá asi jako dlaň</text:p>
      <text:p text:style-name="P59"><text:span text:style-name="T295">Tato zápalka vzplane </text:span>pokaždé, když s ní o něco škrtneš.</text:p>
      <text:h text:style-name="P155" text:outline-level="4"><text:span text:style-name="T295">*.Torna</text:span> beztíže</text:h>
      <text:p text:style-name="P16">Kvalitní torna z pevné kůže</text:p>
      <text:p text:style-name="P16">/<text:span text:style-name="T390">* TODO: Měla by bejt z kůže nějaký potvory */</text:span></text:p>
      <text:p text:style-name="P60"><text:span text:style-name="T290">Předměty v</text:span>ložené <text:span text:style-name="T290">do této torny</text:span> nic neváží.</text:p>
      <text:h text:style-name="P156" text:outline-level="4"><text:span text:style-name="T293">*.</text:span>Kouzelný kalich</text:h>
      <text:p text:style-name="P17">Zdobený stříbrný kalich <text:span text:style-name="T294">se staroelfskými slovy „Mala“ a „Roken“</text:span></text:p>
      <text:p text:style-name="P62">Když vyslovíš <text:span text:style-name="T292">formuli</text:span> <text:span text:style-name="T66">*Mala*</text:span>, kalich začne pohlcovat vše, co do něj najeleš. Když vyslovíš <text:span text:style-name="T67">*Roken*</text:span>, naplní se tím, co do něj bylo nalito. <text:span text:style-name="T291">Když do jím pohltíš více druhů tekutiny, uvnitř se smíchají.</text:span> <text:span text:style-name="T291">V</text:span>ejde <text:span text:style-name="T291">se</text:span> do <text:span text:style-name="T291">něj jako do</text:span> malého soudku.</text:p>
      <text:h text:style-name="P145" text:outline-level="3">Kouzelné objekty</text:h>
      <text:h text:style-name="P157" text:outline-level="4">Mluvící klepadlo</text:h>
      <text:h text:style-name="Heading_20_4" text:outline-level="4"><text:span text:style-name="T255">Magická</text:span> bariéra</text:h>
      <text:p text:style-name="P54">Neviditelná, nezničitelná stěna. <text:span text:style-name="T231">Na stěnách chodby jsou vždy vytesané či vytepané runy.</text:span></text:p>
      <text:p text:style-name="P54">Vypíná se obvykle vyslovením kouzelné formule, nebo někde jinde v podzemí (třeba stisknutím několika vzdálených pák najednou nebo v určitém pořadí).</text:p>
      <text:h text:style-name="Heading_20_4" text:outline-level="4"><text:soft-page-break/>Levitační výtah</text:h>
      <text:p text:style-name="P53">Tento výtah nemá pohyblivou plošinu. Kdykoliv do něj vstoupí, začne pomalu klesat nebo stoupat.</text:p>
      <text:h text:style-name="Heading_20_4" text:outline-level="4">Portál</text:h>
      <text:p text:style-name="P55">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3">Po vyslovením kouzelné formule bude všude v podzemí světlo (obvykle dokud v něm někdo zůstane).</text:p>
      <text:h text:style-name="Heading_20_3" text:outline-level="3">Artefakty</text:h>
      <text:p text:style-name="P132">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26">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26">/*</text:p>
      <text:p text:style-name="P126">Hodně dobrá myšlenka: Klášter udržuje okolní půdu úrodnou skrze rituály mnichů.</text:p>
      <text:p text:style-name="P126">-- po krajině by asi měly být rozmístěné nějaké symboly (kamenné sloupy, nebo tak něco), které toto působení přenáší.</text:p>
      <text:p text:style-name="P126"><text:soft-page-break/>*/</text:p>
      <text:p text:style-name="P124"/>
      <text:p text:style-name="P126">Varianta pohánění krvavou magií – magické zbraně.</text:p>
      <text:p text:style-name="P126">Např: Oltář, který po provedení krvavého rituálu sešle nějaké mocné rituální kouzlo (ať už něco typu zemětřesení, nebo třeba spellup na celou armádu – např. Bloodlust).</text:p>
      <text:list xml:id="list973279836" text:style-name="WW8Num4">
        <text:list-item>
          <text:p text:style-name="P163">blood magic by mohla být varianta, jak pohánět artefakty zbylé po démonech.</text:p>
        </text:list-item>
      </text:list>
      <text:p text:style-name="P125"><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158" text:outline-level="4">Aura <text:span text:style-name="T30">odvahy</text:span></text:h>
      <text:p text:style-name="P11"><text:span text:style-name="T31">Dosah:</text:span><text:span text:style-name="T2"> </text:span><text:span text:style-name="T3">krátký</text:span><text:span text:style-name="T4"> (</text:span><text:span text:style-name="T5">1</text:span><text:span text:style-name="T4">b)</text:span><text:span text:style-name="T32"><text:line-break/>Rozsah:</text:span><text:span text:style-name="T2"> </text:span><text:span text:style-name="T6">všechno v dosahu </text:span><text:span text:style-name="T7">(</text:span><text:span text:style-name="T8">6</text:span><text:span text:style-name="T7">b)</text:span></text:p>
      <text:p text:style-name="P7">Po dobu <text:span text:style-name="T33">soustředění</text:span> <text:span text:style-name="T71">kolem tebe bude neviditelná aura dodávající odvahu. Všichni uvnitř, s výjimkou těch, které určíš, jsou</text:span> <text:span text:style-name="T72">imunní proti jakékoliv formě </text:span><text:span text:style-name="T34">strachu</text:span><text:span text:style-name="T72"> i </text:span><text:span text:style-name="T34">děsu</text:span><text:span text:style-name="T72"> a dokáží dělat věci, k nimž by se jinak neodhodlali.</text:span></text:p>
      <text:p text:style-name="P7">/<text:span text:style-name="T29">* Tohle když bude mít nějaká postava, tak to bude přebíjet válečnickou neohroženost. Takže spíš asi nebrat. Možná nějakej artefakt by to mohl mít */</text:span></text:p>
      <text:h text:style-name="P159" text:outline-level="4">Aura strachu</text:h>
      <text:p text:style-name="P11"><text:span text:style-name="T76">Hod</text:span>: +<text:span text:style-name="T31">1 proti Duši (3b)<text:line-break/>Dosah:</text:span><text:span text:style-name="T2"> </text:span><text:span text:style-name="T3">krátký</text:span><text:span text:style-name="T4"> (</text:span><text:span text:style-name="T5">1</text:span><text:span text:style-name="T4">b)</text:span><text:span text:style-name="T32"><text:line-break/>Rozsah:</text:span><text:span text:style-name="T2"> </text:span><text:span text:style-name="T6">všechno v dosahu </text:span><text:span text:style-name="T7">(</text:span><text:span text:style-name="T8">6</text:span><text:span text:style-name="T7">b)<text:line-break/></text:span><text:span text:style-name="T77">Efekt: Vytvoření nevýhody (6b)</text:span></text:p>
      <text:p text:style-name="P8">Po dobu <text:span text:style-name="T33">soustředění</text:span> kolem tebe bude zlověstná aura <text:span text:style-name="T33">strachu</text:span>. Každý, kdo <text:span text:style-name="T73">se v ní nachází, nebo do ní později</text:span> vstoupí, <text:span text:style-name="T74">s výjimkou cílů, které z účinku vyloučíš,</text:span> se musí bránit Duší proti <text:span text:style-name="T33">vytvoření nevýhody</text:span> tvým hodem na seslání. <text:span text:style-name="T75">Kdo se jednou ubrání, znovu si už házet nemusí. Strach trvá i po opuštění dosahu kouzla. Ukončením tvého </text:span><text:span text:style-name="T35">soustředění</text:span><text:span text:style-name="T75"> strach pomine a spolu s ním i z něj plynoucí nevýhody.</text:span></text:p>
      <text:p text:style-name="P8">/<text:span text:style-name="T28">* Tohle v zásadě umí </text:span><text:span text:style-name="T36">koruna strachu</text:span><text:span text:style-name="T28"> */</text:span></text:p>
      <text:h text:style-name="P160" text:outline-level="4"><text:soft-page-break/>Aura <text:span text:style-name="T79">moci</text:span></text:h>
      <text:p text:style-name="P12"><text:span text:style-name="T80">H</text:span>od: +<text:span text:style-name="T81">5 na obranu (jen 9b, protože +2 je z plné obrany)<text:line-break/>Dosah:</text:span><text:span text:style-name="T2"> </text:span><text:span text:style-name="T9">krátký </text:span><text:span text:style-name="T10">(1b)</text:span><text:span text:style-name="T32"><text:line-break/>Rozsah:</text:span><text:span text:style-name="T2"> </text:span><text:span text:style-name="T6">všechno v dosahu </text:span><text:span text:style-name="T7">(</text:span><text:span text:style-name="T11">6</text:span><text:span text:style-name="T7">b)</text:span></text:p>
      <text:p text:style-name="P9"><text:span text:style-name="T78">Po dobu </text:span><text:span text:style-name="T37">soustředění</text:span><text:span text:style-name="T78">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9">/<text:span text:style-name="T82">*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17T16:23:21.304000000</dc:date>
    <meta:print-date>2113-01-01T00:00:00</meta:print-date>
    <meta:editing-cycles>22312</meta:editing-cycles>
    <meta:editing-duration>P66DT18H13M17S</meta:editing-duration>
    <meta:generator>LibreOffice/6.3.2.2$Windows_X86_64 LibreOffice_project/98b30e735bda24bc04ab42594c85f7fd8be07b9c</meta:generator>
    <dc:creator>York </dc:creator>
    <meta:document-statistic meta:table-count="0" meta:image-count="0" meta:object-count="0" meta:page-count="32" meta:paragraph-count="357" meta:word-count="4175" meta:character-count="25871" meta:non-whitespace-character-count="22024"/>
  </office:meta>
</office:document-meta>
</file>